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ext-properties style:font-name="新細明體" style:font-name-asian="新細明體" style:font-name-complex="新細明體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5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9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1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37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38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0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1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53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49"/>
          <table:table-cell table:style-name="ce1"/>
          <table:table-cell office:value-type="string" table:style-name="ce50">
            <text:p><text:s text:c="7"/>中 華 民 國 106 年 2 月 底</text:p>
          </table:table-cell>
          <table:table-cell table:number-columns-repeated="13" table:style-name="ce49"/>
          <table:table-cell table:number-columns-repeated="2" table:style-name="ce48"/>
          <table:table-cell office:value-type="string" table:style-name="ce47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43">
            <text:p>區域別</text:p>
          </table:table-cell>
          <table:table-cell office:value-type="string" table:number-columns-spanned="3" table:number-rows-spanned="1" table:style-name="ce56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54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35">
            <text:p>0<text:s/><text:span text:style-name="T5">～</text:span><text:s/>6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35">
            <text:p>0<text:s/><text:span text:style-name="T5">～</text:span><text:s/>11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35">
            <text:p>0<text:s/><text:span text:style-name="T5">～</text:span><text:s/>12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35">
            <text:p>12<text:s/><text:span text:style-name="T5">～</text:span><text:s/>17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5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34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9">
            <text:p>總 <text:s text:c="3"/>計</text:p>
          </table:table-cell>
          <table:table-cell office:value-type="float" office:value="23544189" table:style-name="ce27">
            <text:p>23,544,189</text:p>
          </table:table-cell>
          <table:table-cell office:value-type="float" office:value="11718795" table:style-name="ce27">
            <text:p>11,718,795</text:p>
          </table:table-cell>
          <table:table-cell office:value-type="float" office:value="11825394" table:style-name="ce27">
            <text:p>11,825,394</text:p>
          </table:table-cell>
          <table:table-cell office:value-type="float" office:value="1058635" table:style-name="ce27">
            <text:p>1,058,635</text:p>
          </table:table-cell>
          <table:table-cell office:value-type="float" office:value="548172" table:style-name="ce27">
            <text:p>548,172</text:p>
          </table:table-cell>
          <table:table-cell office:value-type="float" office:value="510463" table:style-name="ce27">
            <text:p>510,463</text:p>
          </table:table-cell>
          <table:table-cell office:value-type="float" office:value="4.5" table:style-name="ce28">
            <text:p>4.50</text:p>
          </table:table-cell>
          <table:table-cell office:value-type="float" office:value="1435349" table:style-name="ce27">
            <text:p>1,435,349</text:p>
          </table:table-cell>
          <table:table-cell office:value-type="float" office:value="743938" table:style-name="ce27">
            <text:p>743,938</text:p>
          </table:table-cell>
          <table:table-cell office:value-type="float" office:value="691411" table:style-name="ce27">
            <text:p>691,411</text:p>
          </table:table-cell>
          <table:table-cell office:value-type="float" office:value="6.1" table:style-name="ce28">
            <text:p>6.10</text:p>
          </table:table-cell>
          <table:table-cell office:value-type="float" office:value="2446416" table:style-name="ce27">
            <text:p>2,446,416</text:p>
          </table:table-cell>
          <table:table-cell office:value-type="float" office:value="1271748" table:style-name="ce27">
            <text:p>1,271,748</text:p>
          </table:table-cell>
          <table:table-cell office:value-type="float" office:value="1174668" table:style-name="ce27">
            <text:p>1,174,668</text:p>
          </table:table-cell>
          <table:table-cell office:value-type="float" office:value="10.39" table:style-name="ce28">
            <text:p>10.39</text:p>
          </table:table-cell>
          <table:table-cell office:value-type="float" office:value="2663998" table:style-name="ce27">
            <text:p>2,663,998</text:p>
          </table:table-cell>
          <table:table-cell office:value-type="float" office:value="1385632" table:style-name="ce27">
            <text:p>1,385,632</text:p>
          </table:table-cell>
          <table:table-cell office:value-type="float" office:value="1278366" table:style-name="ce27">
            <text:p>1,278,366</text:p>
          </table:table-cell>
          <table:table-cell office:value-type="float" office:value="11.31" table:style-name="ce28">
            <text:p>11.31</text:p>
          </table:table-cell>
          <table:table-cell office:value-type="float" office:value="1527416" table:style-name="ce27">
            <text:p>1,527,416</text:p>
          </table:table-cell>
          <table:table-cell office:value-type="float" office:value="797640" table:style-name="ce27">
            <text:p>797,640</text:p>
          </table:table-cell>
          <table:table-cell office:value-type="float" office:value="729776" table:style-name="ce27">
            <text:p>729,776</text:p>
          </table:table-cell>
          <table:table-cell office:value-type="float" office:value="6.49" table:style-name="ce28">
            <text:p>6.49</text:p>
          </table:table-cell>
          <table:table-cell office:value-type="float" office:value="18988416" table:style-name="ce27">
            <text:p>18,988,416</text:p>
          </table:table-cell>
          <table:table-cell office:value-type="float" office:value="9346428" table:style-name="ce27">
            <text:p>9,346,428</text:p>
          </table:table-cell>
          <table:table-cell office:value-type="float" office:value="9641988" table:style-name="ce27">
            <text:p>9,641,988</text:p>
          </table:table-cell>
          <table:table-cell office:value-type="float" office:value="80.650000000000006" table:style-name="ce28">
            <text:p>80.65</text:p>
          </table:table-cell>
          <table:table-cell office:value-type="float" office:value="3139397" table:style-name="ce27">
            <text:p>3,139,397</text:p>
          </table:table-cell>
          <table:table-cell office:value-type="float" office:value="1446935" table:style-name="ce27">
            <text:p>1,446,935</text:p>
          </table:table-cell>
          <table:table-cell office:value-type="float" office:value="1692462" table:style-name="ce27">
            <text:p>1,692,462</text:p>
          </table:table-cell>
          <table:table-cell office:value-type="float" office:value="13.33" table:style-name="ce26">
            <text:p>13.33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新北市</text:p>
          </table:table-cell>
          <table:table-cell office:value-type="float" office:value="3980317" table:style-name="ce23">
            <text:p>3,980,317</text:p>
          </table:table-cell>
          <table:table-cell office:value-type="float" office:value="1952369" table:style-name="ce23">
            <text:p>1,952,369</text:p>
          </table:table-cell>
          <table:table-cell office:value-type="float" office:value="2027948" table:style-name="ce23">
            <text:p>2,027,948</text:p>
          </table:table-cell>
          <table:table-cell office:value-type="float" office:value="168793" table:style-name="ce23">
            <text:p>168,793</text:p>
          </table:table-cell>
          <table:table-cell office:value-type="float" office:value="87340" table:style-name="ce23">
            <text:p>87,340</text:p>
          </table:table-cell>
          <table:table-cell office:value-type="float" office:value="81453" table:style-name="ce23">
            <text:p>81,453</text:p>
          </table:table-cell>
          <table:table-cell office:value-type="float" office:value="4.24" table:style-name="ce24">
            <text:p>4.24</text:p>
          </table:table-cell>
          <table:table-cell office:value-type="float" office:value="230822" table:style-name="ce23">
            <text:p>230,822</text:p>
          </table:table-cell>
          <table:table-cell office:value-type="float" office:value="119563" table:style-name="ce23">
            <text:p>119,563</text:p>
          </table:table-cell>
          <table:table-cell office:value-type="float" office:value="111259" table:style-name="ce23">
            <text:p>111,259</text:p>
          </table:table-cell>
          <table:table-cell office:value-type="float" office:value="5.8" table:style-name="ce24">
            <text:p>5.80</text:p>
          </table:table-cell>
          <table:table-cell office:value-type="float" office:value="396709" table:style-name="ce23">
            <text:p>396,709</text:p>
          </table:table-cell>
          <table:table-cell office:value-type="float" office:value="205962" table:style-name="ce23">
            <text:p>205,962</text:p>
          </table:table-cell>
          <table:table-cell office:value-type="float" office:value="190747" table:style-name="ce23">
            <text:p>190,747</text:p>
          </table:table-cell>
          <table:table-cell office:value-type="float" office:value="9.9700000000000006" table:style-name="ce24">
            <text:p>9.97</text:p>
          </table:table-cell>
          <table:table-cell office:value-type="float" office:value="431267" table:style-name="ce23">
            <text:p>431,267</text:p>
          </table:table-cell>
          <table:table-cell office:value-type="float" office:value="224097" table:style-name="ce23">
            <text:p>224,097</text:p>
          </table:table-cell>
          <table:table-cell office:value-type="float" office:value="207170" table:style-name="ce23">
            <text:p>207,170</text:p>
          </table:table-cell>
          <table:table-cell office:value-type="float" office:value="10.83" table:style-name="ce24">
            <text:p>10.83</text:p>
          </table:table-cell>
          <table:table-cell office:value-type="float" office:value="246266" table:style-name="ce23">
            <text:p>246,266</text:p>
          </table:table-cell>
          <table:table-cell office:value-type="float" office:value="128475" table:style-name="ce23">
            <text:p>128,475</text:p>
          </table:table-cell>
          <table:table-cell office:value-type="float" office:value="117791" table:style-name="ce23">
            <text:p>117,791</text:p>
          </table:table-cell>
          <table:table-cell office:value-type="float" office:value="6.19" table:style-name="ce24">
            <text:p>6.19</text:p>
          </table:table-cell>
          <table:table-cell office:value-type="float" office:value="3242000" table:style-name="ce23">
            <text:p>3,242,000</text:p>
          </table:table-cell>
          <table:table-cell office:value-type="float" office:value="1568447" table:style-name="ce23">
            <text:p>1,568,447</text:p>
          </table:table-cell>
          <table:table-cell office:value-type="float" office:value="1673553" table:style-name="ce23">
            <text:p>1,673,553</text:p>
          </table:table-cell>
          <table:table-cell office:value-type="float" office:value="81.45" table:style-name="ce24">
            <text:p>81.45</text:p>
          </table:table-cell>
          <table:table-cell office:value-type="float" office:value="472837" table:style-name="ce23">
            <text:p>472,837</text:p>
          </table:table-cell>
          <table:table-cell office:value-type="float" office:value="217521" table:style-name="ce23">
            <text:p>217,521</text:p>
          </table:table-cell>
          <table:table-cell office:value-type="float" office:value="255316" table:style-name="ce23">
            <text:p>255,316</text:p>
          </table:table-cell>
          <table:table-cell office:value-type="float" office:value="11.88" table:style-name="ce22">
            <text:p>11.88</text:p>
          </table:table-cell>
          <table:table-cell table:number-columns-repeated="16352"/>
        </table:table-row>
        <table:table-row table:style-name="ro6">
          <table:table-cell office:value-type="string" table:style-name="ce25">
            <text:p>臺北市</text:p>
          </table:table-cell>
          <table:table-cell office:value-type="float" office:value="2694195" table:style-name="ce23">
            <text:p>2,694,195</text:p>
          </table:table-cell>
          <table:table-cell office:value-type="float" office:value="1288568" table:style-name="ce23">
            <text:p>1,288,568</text:p>
          </table:table-cell>
          <table:table-cell office:value-type="float" office:value="1405627" table:style-name="ce23">
            <text:p>1,405,627</text:p>
          </table:table-cell>
          <table:table-cell office:value-type="float" office:value="148910" table:style-name="ce23">
            <text:p>148,910</text:p>
          </table:table-cell>
          <table:table-cell office:value-type="float" office:value="76730" table:style-name="ce23">
            <text:p>76,730</text:p>
          </table:table-cell>
          <table:table-cell office:value-type="float" office:value="72180" table:style-name="ce23">
            <text:p>72,180</text:p>
          </table:table-cell>
          <table:table-cell office:value-type="float" office:value="5.53" table:style-name="ce24">
            <text:p>5.53</text:p>
          </table:table-cell>
          <table:table-cell office:value-type="float" office:value="195478" table:style-name="ce23">
            <text:p>195,478</text:p>
          </table:table-cell>
          <table:table-cell office:value-type="float" office:value="100846" table:style-name="ce23">
            <text:p>100,846</text:p>
          </table:table-cell>
          <table:table-cell office:value-type="float" office:value="94632" table:style-name="ce23">
            <text:p>94,632</text:p>
          </table:table-cell>
          <table:table-cell office:value-type="float" office:value="7.26" table:style-name="ce24">
            <text:p>7.26</text:p>
          </table:table-cell>
          <table:table-cell office:value-type="float" office:value="304058" table:style-name="ce23">
            <text:p>304,058</text:p>
          </table:table-cell>
          <table:table-cell office:value-type="float" office:value="157458" table:style-name="ce23">
            <text:p>157,458</text:p>
          </table:table-cell>
          <table:table-cell office:value-type="float" office:value="146600" table:style-name="ce23">
            <text:p>146,600</text:p>
          </table:table-cell>
          <table:table-cell office:value-type="float" office:value="11.29" table:style-name="ce24">
            <text:p>11.29</text:p>
          </table:table-cell>
          <table:table-cell office:value-type="float" office:value="326729" table:style-name="ce23">
            <text:p>326,729</text:p>
          </table:table-cell>
          <table:table-cell office:value-type="float" office:value="169425" table:style-name="ce23">
            <text:p>169,425</text:p>
          </table:table-cell>
          <table:table-cell office:value-type="float" office:value="157304" table:style-name="ce23">
            <text:p>157,304</text:p>
          </table:table-cell>
          <table:table-cell office:value-type="float" office:value="12.13" table:style-name="ce24">
            <text:p>12.13</text:p>
          </table:table-cell>
          <table:table-cell office:value-type="float" office:value="152394" table:style-name="ce23">
            <text:p>152,394</text:p>
          </table:table-cell>
          <table:table-cell office:value-type="float" office:value="79485" table:style-name="ce23">
            <text:p>79,485</text:p>
          </table:table-cell>
          <table:table-cell office:value-type="float" office:value="72909" table:style-name="ce23">
            <text:p>72,909</text:p>
          </table:table-cell>
          <table:table-cell office:value-type="float" office:value="5.66" table:style-name="ce24">
            <text:p>5.66</text:p>
          </table:table-cell>
          <table:table-cell office:value-type="float" office:value="2182279" table:style-name="ce23">
            <text:p>2,182,279</text:p>
          </table:table-cell>
          <table:table-cell office:value-type="float" office:value="1022816" table:style-name="ce23">
            <text:p>1,022,816</text:p>
          </table:table-cell>
          <table:table-cell office:value-type="float" office:value="1159463" table:style-name="ce23">
            <text:p>1,159,463</text:p>
          </table:table-cell>
          <table:table-cell office:value-type="float" office:value="81" table:style-name="ce24">
            <text:p>81.00</text:p>
          </table:table-cell>
          <table:table-cell office:value-type="float" office:value="423223" table:style-name="ce23">
            <text:p>423,223</text:p>
          </table:table-cell>
          <table:table-cell office:value-type="float" office:value="190532" table:style-name="ce23">
            <text:p>190,532</text:p>
          </table:table-cell>
          <table:table-cell office:value-type="float" office:value="232691" table:style-name="ce23">
            <text:p>232,691</text:p>
          </table:table-cell>
          <table:table-cell office:value-type="float" office:value="15.71" table:style-name="ce22">
            <text:p>15.71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桃園市</text:p>
          </table:table-cell>
          <table:table-cell office:value-type="float" office:value="2153521" table:style-name="ce23">
            <text:p>2,153,521</text:p>
          </table:table-cell>
          <table:table-cell office:value-type="float" office:value="1074120" table:style-name="ce23">
            <text:p>1,074,120</text:p>
          </table:table-cell>
          <table:table-cell office:value-type="float" office:value="1079401" table:style-name="ce23">
            <text:p>1,079,401</text:p>
          </table:table-cell>
          <table:table-cell office:value-type="float" office:value="111604" table:style-name="ce23">
            <text:p>111,604</text:p>
          </table:table-cell>
          <table:table-cell office:value-type="float" office:value="57930" table:style-name="ce23">
            <text:p>57,930</text:p>
          </table:table-cell>
          <table:table-cell office:value-type="float" office:value="53674" table:style-name="ce23">
            <text:p>53,674</text:p>
          </table:table-cell>
          <table:table-cell office:value-type="float" office:value="5.18" table:style-name="ce24">
            <text:p>5.18</text:p>
          </table:table-cell>
          <table:table-cell office:value-type="float" office:value="150970" table:style-name="ce23">
            <text:p>150,970</text:p>
          </table:table-cell>
          <table:table-cell office:value-type="float" office:value="78175" table:style-name="ce23">
            <text:p>78,175</text:p>
          </table:table-cell>
          <table:table-cell office:value-type="float" office:value="72795" table:style-name="ce23">
            <text:p>72,795</text:p>
          </table:table-cell>
          <table:table-cell office:value-type="float" office:value="7.01" table:style-name="ce24">
            <text:p>7.01</text:p>
          </table:table-cell>
          <table:table-cell office:value-type="float" office:value="257851" table:style-name="ce23">
            <text:p>257,851</text:p>
          </table:table-cell>
          <table:table-cell office:value-type="float" office:value="134253" table:style-name="ce23">
            <text:p>134,253</text:p>
          </table:table-cell>
          <table:table-cell office:value-type="float" office:value="123598" table:style-name="ce23">
            <text:p>123,598</text:p>
          </table:table-cell>
          <table:table-cell office:value-type="float" office:value="11.97" table:style-name="ce24">
            <text:p>11.97</text:p>
          </table:table-cell>
          <table:table-cell office:value-type="float" office:value="280543" table:style-name="ce23">
            <text:p>280,543</text:p>
          </table:table-cell>
          <table:table-cell office:value-type="float" office:value="146168" table:style-name="ce23">
            <text:p>146,168</text:p>
          </table:table-cell>
          <table:table-cell office:value-type="float" office:value="134375" table:style-name="ce23">
            <text:p>134,375</text:p>
          </table:table-cell>
          <table:table-cell office:value-type="float" office:value="13.03" table:style-name="ce24">
            <text:p>13.03</text:p>
          </table:table-cell>
          <table:table-cell office:value-type="float" office:value="157654" table:style-name="ce23">
            <text:p>157,654</text:p>
          </table:table-cell>
          <table:table-cell office:value-type="float" office:value="82411" table:style-name="ce23">
            <text:p>82,411</text:p>
          </table:table-cell>
          <table:table-cell office:value-type="float" office:value="75243" table:style-name="ce23">
            <text:p>75,243</text:p>
          </table:table-cell>
          <table:table-cell office:value-type="float" office:value="7.32" table:style-name="ce24">
            <text:p>7.32</text:p>
          </table:table-cell>
          <table:table-cell office:value-type="float" office:value="1679978" table:style-name="ce23">
            <text:p>1,679,978</text:p>
          </table:table-cell>
          <table:table-cell office:value-type="float" office:value="827251" table:style-name="ce23">
            <text:p>827,251</text:p>
          </table:table-cell>
          <table:table-cell office:value-type="float" office:value="852727" table:style-name="ce23">
            <text:p>852,727</text:p>
          </table:table-cell>
          <table:table-cell office:value-type="float" office:value="78.010000000000005" table:style-name="ce24">
            <text:p>78.01</text:p>
          </table:table-cell>
          <table:table-cell office:value-type="float" office:value="222748" table:style-name="ce23">
            <text:p>222,748</text:p>
          </table:table-cell>
          <table:table-cell office:value-type="float" office:value="104668" table:style-name="ce23">
            <text:p>104,668</text:p>
          </table:table-cell>
          <table:table-cell office:value-type="float" office:value="118080" table:style-name="ce23">
            <text:p>118,080</text:p>
          </table:table-cell>
          <table:table-cell office:value-type="float" office:value="10.34" table:style-name="ce22">
            <text:p>10.34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中市</text:p>
          </table:table-cell>
          <table:table-cell office:value-type="float" office:value="2770356" table:style-name="ce23">
            <text:p>2,770,356</text:p>
          </table:table-cell>
          <table:table-cell office:value-type="float" office:value="1367504" table:style-name="ce23">
            <text:p>1,367,504</text:p>
          </table:table-cell>
          <table:table-cell office:value-type="float" office:value="1402852" table:style-name="ce23">
            <text:p>1,402,852</text:p>
          </table:table-cell>
          <table:table-cell office:value-type="float" office:value="139904" table:style-name="ce23">
            <text:p>139,904</text:p>
          </table:table-cell>
          <table:table-cell office:value-type="float" office:value="72489" table:style-name="ce23">
            <text:p>72,489</text:p>
          </table:table-cell>
          <table:table-cell office:value-type="float" office:value="67415" table:style-name="ce23">
            <text:p>67,415</text:p>
          </table:table-cell>
          <table:table-cell office:value-type="float" office:value="5.05" table:style-name="ce24">
            <text:p>5.05</text:p>
          </table:table-cell>
          <table:table-cell office:value-type="float" office:value="190176" table:style-name="ce23">
            <text:p>190,176</text:p>
          </table:table-cell>
          <table:table-cell office:value-type="float" office:value="98628" table:style-name="ce23">
            <text:p>98,628</text:p>
          </table:table-cell>
          <table:table-cell office:value-type="float" office:value="91548" table:style-name="ce23">
            <text:p>91,548</text:p>
          </table:table-cell>
          <table:table-cell office:value-type="float" office:value="6.86" table:style-name="ce24">
            <text:p>6.86</text:p>
          </table:table-cell>
          <table:table-cell office:value-type="float" office:value="321082" table:style-name="ce23">
            <text:p>321,082</text:p>
          </table:table-cell>
          <table:table-cell office:value-type="float" office:value="166717" table:style-name="ce23">
            <text:p>166,717</text:p>
          </table:table-cell>
          <table:table-cell office:value-type="float" office:value="154365" table:style-name="ce23">
            <text:p>154,365</text:p>
          </table:table-cell>
          <table:table-cell office:value-type="float" office:value="11.59" table:style-name="ce24">
            <text:p>11.59</text:p>
          </table:table-cell>
          <table:table-cell office:value-type="float" office:value="349192" table:style-name="ce23">
            <text:p>349,192</text:p>
          </table:table-cell>
          <table:table-cell office:value-type="float" office:value="181249" table:style-name="ce23">
            <text:p>181,249</text:p>
          </table:table-cell>
          <table:table-cell office:value-type="float" office:value="167943" table:style-name="ce23">
            <text:p>167,943</text:p>
          </table:table-cell>
          <table:table-cell office:value-type="float" office:value="12.6" table:style-name="ce24">
            <text:p>12.60</text:p>
          </table:table-cell>
          <table:table-cell office:value-type="float" office:value="196180" table:style-name="ce23">
            <text:p>196,180</text:p>
          </table:table-cell>
          <table:table-cell office:value-type="float" office:value="101797" table:style-name="ce23">
            <text:p>101,797</text:p>
          </table:table-cell>
          <table:table-cell office:value-type="float" office:value="94383" table:style-name="ce23">
            <text:p>94,383</text:p>
          </table:table-cell>
          <table:table-cell office:value-type="float" office:value="7.08" table:style-name="ce24">
            <text:p>7.08</text:p>
          </table:table-cell>
          <table:table-cell office:value-type="float" office:value="2178876" table:style-name="ce23">
            <text:p>2,178,876</text:p>
          </table:table-cell>
          <table:table-cell office:value-type="float" office:value="1060203" table:style-name="ce23">
            <text:p>1,060,203</text:p>
          </table:table-cell>
          <table:table-cell office:value-type="float" office:value="1118673" table:style-name="ce23">
            <text:p>1,118,673</text:p>
          </table:table-cell>
          <table:table-cell office:value-type="float" office:value="78.650000000000006" table:style-name="ce24">
            <text:p>78.65</text:p>
          </table:table-cell>
          <table:table-cell office:value-type="float" office:value="305663" table:style-name="ce23">
            <text:p>305,663</text:p>
          </table:table-cell>
          <table:table-cell office:value-type="float" office:value="141369" table:style-name="ce23">
            <text:p>141,369</text:p>
          </table:table-cell>
          <table:table-cell office:value-type="float" office:value="164294" table:style-name="ce23">
            <text:p>164,294</text:p>
          </table:table-cell>
          <table:table-cell office:value-type="float" office:value="11.03" table:style-name="ce22">
            <text:p>11.03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南市</text:p>
          </table:table-cell>
          <table:table-cell office:value-type="float" office:value="1886160" table:style-name="ce23">
            <text:p>1,886,160</text:p>
          </table:table-cell>
          <table:table-cell office:value-type="float" office:value="942924" table:style-name="ce23">
            <text:p>942,924</text:p>
          </table:table-cell>
          <table:table-cell office:value-type="float" office:value="943236" table:style-name="ce23">
            <text:p>943,236</text:p>
          </table:table-cell>
          <table:table-cell office:value-type="float" office:value="79213" table:style-name="ce23">
            <text:p>79,213</text:p>
          </table:table-cell>
          <table:table-cell office:value-type="float" office:value="40907" table:style-name="ce23">
            <text:p>40,907</text:p>
          </table:table-cell>
          <table:table-cell office:value-type="float" office:value="38306" table:style-name="ce23">
            <text:p>38,306</text:p>
          </table:table-cell>
          <table:table-cell office:value-type="float" office:value="4.2" table:style-name="ce24">
            <text:p>4.20</text:p>
          </table:table-cell>
          <table:table-cell office:value-type="float" office:value="107439" table:style-name="ce23">
            <text:p>107,439</text:p>
          </table:table-cell>
          <table:table-cell office:value-type="float" office:value="55757" table:style-name="ce23">
            <text:p>55,757</text:p>
          </table:table-cell>
          <table:table-cell office:value-type="float" office:value="51682" table:style-name="ce23">
            <text:p>51,682</text:p>
          </table:table-cell>
          <table:table-cell office:value-type="float" office:value="5.7" table:style-name="ce24">
            <text:p>5.70</text:p>
          </table:table-cell>
          <table:table-cell office:value-type="float" office:value="184435" table:style-name="ce23">
            <text:p>184,435</text:p>
          </table:table-cell>
          <table:table-cell office:value-type="float" office:value="95793" table:style-name="ce23">
            <text:p>95,793</text:p>
          </table:table-cell>
          <table:table-cell office:value-type="float" office:value="88642" table:style-name="ce23">
            <text:p>88,642</text:p>
          </table:table-cell>
          <table:table-cell office:value-type="float" office:value="9.7799999999999994" table:style-name="ce24">
            <text:p>9.78</text:p>
          </table:table-cell>
          <table:table-cell office:value-type="float" office:value="200843" table:style-name="ce23">
            <text:p>200,843</text:p>
          </table:table-cell>
          <table:table-cell office:value-type="float" office:value="104338" table:style-name="ce23">
            <text:p>104,338</text:p>
          </table:table-cell>
          <table:table-cell office:value-type="float" office:value="96505" table:style-name="ce23">
            <text:p>96,505</text:p>
          </table:table-cell>
          <table:table-cell office:value-type="float" office:value="10.65" table:style-name="ce24">
            <text:p>10.65</text:p>
          </table:table-cell>
          <table:table-cell office:value-type="float" office:value="115970" table:style-name="ce23">
            <text:p>115,970</text:p>
          </table:table-cell>
          <table:table-cell office:value-type="float" office:value="60466" table:style-name="ce23">
            <text:p>60,466</text:p>
          </table:table-cell>
          <table:table-cell office:value-type="float" office:value="55504" table:style-name="ce23">
            <text:p>55,504</text:p>
          </table:table-cell>
          <table:table-cell office:value-type="float" office:value="6.15" table:style-name="ce24">
            <text:p>6.15</text:p>
          </table:table-cell>
          <table:table-cell office:value-type="float" office:value="1541101" table:style-name="ce23">
            <text:p>1,541,101</text:p>
          </table:table-cell>
          <table:table-cell office:value-type="float" office:value="763179" table:style-name="ce23">
            <text:p>763,179</text:p>
          </table:table-cell>
          <table:table-cell office:value-type="float" office:value="777922" table:style-name="ce23">
            <text:p>777,922</text:p>
          </table:table-cell>
          <table:table-cell office:value-type="float" office:value="81.709999999999994" table:style-name="ce24">
            <text:p>81.71</text:p>
          </table:table-cell>
          <table:table-cell office:value-type="float" office:value="262176" table:style-name="ce23">
            <text:p>262,176</text:p>
          </table:table-cell>
          <table:table-cell office:value-type="float" office:value="120163" table:style-name="ce23">
            <text:p>120,163</text:p>
          </table:table-cell>
          <table:table-cell office:value-type="float" office:value="142013" table:style-name="ce23">
            <text:p>142,013</text:p>
          </table:table-cell>
          <table:table-cell office:value-type="float" office:value="13.9" table:style-name="ce22">
            <text:p>13.90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高雄市</text:p>
          </table:table-cell>
          <table:table-cell office:value-type="float" office:value="2779052" table:style-name="ce23">
            <text:p>2,779,052</text:p>
          </table:table-cell>
          <table:table-cell office:value-type="float" office:value="1378572" table:style-name="ce23">
            <text:p>1,378,572</text:p>
          </table:table-cell>
          <table:table-cell office:value-type="float" office:value="1400480" table:style-name="ce23">
            <text:p>1,400,480</text:p>
          </table:table-cell>
          <table:table-cell office:value-type="float" office:value="113095" table:style-name="ce23">
            <text:p>113,095</text:p>
          </table:table-cell>
          <table:table-cell office:value-type="float" office:value="58492" table:style-name="ce23">
            <text:p>58,492</text:p>
          </table:table-cell>
          <table:table-cell office:value-type="float" office:value="54603" table:style-name="ce23">
            <text:p>54,603</text:p>
          </table:table-cell>
          <table:table-cell office:value-type="float" office:value="4.07" table:style-name="ce24">
            <text:p>4.07</text:p>
          </table:table-cell>
          <table:table-cell office:value-type="float" office:value="153777" table:style-name="ce23">
            <text:p>153,777</text:p>
          </table:table-cell>
          <table:table-cell office:value-type="float" office:value="79584" table:style-name="ce23">
            <text:p>79,584</text:p>
          </table:table-cell>
          <table:table-cell office:value-type="float" office:value="74193" table:style-name="ce23">
            <text:p>74,193</text:p>
          </table:table-cell>
          <table:table-cell office:value-type="float" office:value="5.53" table:style-name="ce24">
            <text:p>5.53</text:p>
          </table:table-cell>
          <table:table-cell office:value-type="float" office:value="265941" table:style-name="ce23">
            <text:p>265,941</text:p>
          </table:table-cell>
          <table:table-cell office:value-type="float" office:value="137864" table:style-name="ce23">
            <text:p>137,864</text:p>
          </table:table-cell>
          <table:table-cell office:value-type="float" office:value="128077" table:style-name="ce23">
            <text:p>128,077</text:p>
          </table:table-cell>
          <table:table-cell office:value-type="float" office:value="9.57" table:style-name="ce24">
            <text:p>9.57</text:p>
          </table:table-cell>
          <table:table-cell office:value-type="float" office:value="289824" table:style-name="ce23">
            <text:p>289,824</text:p>
          </table:table-cell>
          <table:table-cell office:value-type="float" office:value="150365" table:style-name="ce23">
            <text:p>150,365</text:p>
          </table:table-cell>
          <table:table-cell office:value-type="float" office:value="139459" table:style-name="ce23">
            <text:p>139,459</text:p>
          </table:table-cell>
          <table:table-cell office:value-type="float" office:value="10.43" table:style-name="ce24">
            <text:p>10.43</text:p>
          </table:table-cell>
          <table:table-cell office:value-type="float" office:value="173577" table:style-name="ce23">
            <text:p>173,577</text:p>
          </table:table-cell>
          <table:table-cell office:value-type="float" office:value="90261" table:style-name="ce23">
            <text:p>90,261</text:p>
          </table:table-cell>
          <table:table-cell office:value-type="float" office:value="83316" table:style-name="ce23">
            <text:p>83,316</text:p>
          </table:table-cell>
          <table:table-cell office:value-type="float" office:value="6.25" table:style-name="ce24">
            <text:p>6.25</text:p>
          </table:table-cell>
          <table:table-cell office:value-type="float" office:value="2273048" table:style-name="ce23">
            <text:p>2,273,048</text:p>
          </table:table-cell>
          <table:table-cell office:value-type="float" office:value="1116138" table:style-name="ce23">
            <text:p>1,116,138</text:p>
          </table:table-cell>
          <table:table-cell office:value-type="float" office:value="1156910" table:style-name="ce23">
            <text:p>1,156,910</text:p>
          </table:table-cell>
          <table:table-cell office:value-type="float" office:value="81.790000000000006" table:style-name="ce24">
            <text:p>81.79</text:p>
          </table:table-cell>
          <table:table-cell office:value-type="float" office:value="377933" table:style-name="ce23">
            <text:p>377,933</text:p>
          </table:table-cell>
          <table:table-cell office:value-type="float" office:value="174983" table:style-name="ce23">
            <text:p>174,983</text:p>
          </table:table-cell>
          <table:table-cell office:value-type="float" office:value="202950" table:style-name="ce23">
            <text:p>202,950</text:p>
          </table:table-cell>
          <table:table-cell office:value-type="float" office:value="13.6" table:style-name="ce22">
            <text:p>13.60</text:p>
          </table:table-cell>
          <table:table-cell table:number-columns-repeated="16352"/>
        </table:table-row>
        <table:table-row table:style-name="ro7">
          <table:table-cell office:value-type="string" table:style-name="ce21">
            <text:p>臺灣省</text:p>
          </table:table-cell>
          <table:table-cell office:value-type="float" office:value="7132703" table:style-name="ce23">
            <text:p>7,132,703</text:p>
          </table:table-cell>
          <table:table-cell office:value-type="float" office:value="3639930" table:style-name="ce23">
            <text:p>3,639,930</text:p>
          </table:table-cell>
          <table:table-cell office:value-type="float" office:value="3492773" table:style-name="ce23">
            <text:p>3,492,773</text:p>
          </table:table-cell>
          <table:table-cell office:value-type="float" office:value="290436" table:style-name="ce23">
            <text:p>290,436</text:p>
          </table:table-cell>
          <table:table-cell office:value-type="float" office:value="150797" table:style-name="ce23">
            <text:p>150,797</text:p>
          </table:table-cell>
          <table:table-cell office:value-type="float" office:value="139639" table:style-name="ce23">
            <text:p>139,639</text:p>
          </table:table-cell>
          <table:table-cell office:value-type="float" office:value="4.07" table:style-name="ce24">
            <text:p>4.07</text:p>
          </table:table-cell>
          <table:table-cell office:value-type="float" office:value="398287" table:style-name="ce23">
            <text:p>398,287</text:p>
          </table:table-cell>
          <table:table-cell office:value-type="float" office:value="206992" table:style-name="ce23">
            <text:p>206,992</text:p>
          </table:table-cell>
          <table:table-cell office:value-type="float" office:value="191295" table:style-name="ce23">
            <text:p>191,295</text:p>
          </table:table-cell>
          <table:table-cell office:value-type="float" office:value="5.58" table:style-name="ce24">
            <text:p>5.58</text:p>
          </table:table-cell>
          <table:table-cell office:value-type="float" office:value="703803" table:style-name="ce23">
            <text:p>703,803</text:p>
          </table:table-cell>
          <table:table-cell office:value-type="float" office:value="367133" table:style-name="ce23">
            <text:p>367,133</text:p>
          </table:table-cell>
          <table:table-cell office:value-type="float" office:value="336670" table:style-name="ce23">
            <text:p>336,670</text:p>
          </table:table-cell>
          <table:table-cell office:value-type="float" office:value="9.8699999999999992" table:style-name="ce24">
            <text:p>9.87</text:p>
          </table:table-cell>
          <table:table-cell office:value-type="float" office:value="772264" table:style-name="ce23">
            <text:p>772,264</text:p>
          </table:table-cell>
          <table:table-cell office:value-type="float" office:value="403023" table:style-name="ce23">
            <text:p>403,023</text:p>
          </table:table-cell>
          <table:table-cell office:value-type="float" office:value="369241" table:style-name="ce23">
            <text:p>369,241</text:p>
          </table:table-cell>
          <table:table-cell office:value-type="float" office:value="10.83" table:style-name="ce24">
            <text:p>10.83</text:p>
          </table:table-cell>
          <table:table-cell office:value-type="float" office:value="478972" table:style-name="ce23">
            <text:p>478,972</text:p>
          </table:table-cell>
          <table:table-cell office:value-type="float" office:value="251420" table:style-name="ce23">
            <text:p>251,420</text:p>
          </table:table-cell>
          <table:table-cell office:value-type="float" office:value="227552" table:style-name="ce23">
            <text:p>227,552</text:p>
          </table:table-cell>
          <table:table-cell office:value-type="float" office:value="6.72" table:style-name="ce24">
            <text:p>6.72</text:p>
          </table:table-cell>
          <table:table-cell office:value-type="float" office:value="5766213" table:style-name="ce23">
            <text:p>5,766,213</text:p>
          </table:table-cell>
          <table:table-cell office:value-type="float" office:value="2925485" table:style-name="ce23">
            <text:p>2,925,485</text:p>
          </table:table-cell>
          <table:table-cell office:value-type="float" office:value="2840728" table:style-name="ce23">
            <text:p>2,840,728</text:p>
          </table:table-cell>
          <table:table-cell office:value-type="float" office:value="80.84" table:style-name="ce24">
            <text:p>80.84</text:p>
          </table:table-cell>
          <table:table-cell office:value-type="float" office:value="1057601" table:style-name="ce23">
            <text:p>1,057,601</text:p>
          </table:table-cell>
          <table:table-cell office:value-type="float" office:value="489400" table:style-name="ce23">
            <text:p>489,400</text:p>
          </table:table-cell>
          <table:table-cell office:value-type="float" office:value="568201" table:style-name="ce23">
            <text:p>568,201</text:p>
          </table:table-cell>
          <table:table-cell office:value-type="float" office:value="14.83" table:style-name="ce22">
            <text:p>14.83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宜蘭縣</text:p>
          </table:table-cell>
          <table:table-cell office:value-type="float" office:value="457323" table:style-name="ce18">
            <text:p>457,323</text:p>
          </table:table-cell>
          <table:table-cell office:value-type="float" office:value="231595" table:style-name="ce18">
            <text:p>231,595</text:p>
          </table:table-cell>
          <table:table-cell office:value-type="float" office:value="225728" table:style-name="ce18">
            <text:p>225,728</text:p>
          </table:table-cell>
          <table:table-cell office:value-type="float" office:value="17574" table:style-name="ce18">
            <text:p>17,574</text:p>
          </table:table-cell>
          <table:table-cell office:value-type="float" office:value="9240" table:style-name="ce18">
            <text:p>9,240</text:p>
          </table:table-cell>
          <table:table-cell office:value-type="float" office:value="8334" table:style-name="ce18">
            <text:p>8,334</text:p>
          </table:table-cell>
          <table:table-cell office:value-type="float" office:value="3.84" table:style-name="ce19">
            <text:p>3.84</text:p>
          </table:table-cell>
          <table:table-cell office:value-type="float" office:value="24413" table:style-name="ce18">
            <text:p>24,413</text:p>
          </table:table-cell>
          <table:table-cell office:value-type="float" office:value="12778" table:style-name="ce18">
            <text:p>12,778</text:p>
          </table:table-cell>
          <table:table-cell office:value-type="float" office:value="11635" table:style-name="ce18">
            <text:p>11,635</text:p>
          </table:table-cell>
          <table:table-cell office:value-type="float" office:value="5.34" table:style-name="ce19">
            <text:p>5.34</text:p>
          </table:table-cell>
          <table:table-cell office:value-type="float" office:value="43185" table:style-name="ce18">
            <text:p>43,185</text:p>
          </table:table-cell>
          <table:table-cell office:value-type="float" office:value="22509" table:style-name="ce18">
            <text:p>22,509</text:p>
          </table:table-cell>
          <table:table-cell office:value-type="float" office:value="20676" table:style-name="ce18">
            <text:p>20,676</text:p>
          </table:table-cell>
          <table:table-cell office:value-type="float" office:value="9.44" table:style-name="ce19">
            <text:p>9.44</text:p>
          </table:table-cell>
          <table:table-cell office:value-type="float" office:value="47455" table:style-name="ce18">
            <text:p>47,455</text:p>
          </table:table-cell>
          <table:table-cell office:value-type="float" office:value="24706" table:style-name="ce18">
            <text:p>24,706</text:p>
          </table:table-cell>
          <table:table-cell office:value-type="float" office:value="22749" table:style-name="ce18">
            <text:p>22,749</text:p>
          </table:table-cell>
          <table:table-cell office:value-type="float" office:value="10.38" table:style-name="ce19">
            <text:p>10.38</text:p>
          </table:table-cell>
          <table:table-cell office:value-type="float" office:value="29827" table:style-name="ce18">
            <text:p>29,827</text:p>
          </table:table-cell>
          <table:table-cell office:value-type="float" office:value="15576" table:style-name="ce18">
            <text:p>15,576</text:p>
          </table:table-cell>
          <table:table-cell office:value-type="float" office:value="14251" table:style-name="ce18">
            <text:p>14,251</text:p>
          </table:table-cell>
          <table:table-cell office:value-type="float" office:value="6.52" table:style-name="ce19">
            <text:p>6.52</text:p>
          </table:table-cell>
          <table:table-cell office:value-type="float" office:value="372259" table:style-name="ce18">
            <text:p>372,259</text:p>
          </table:table-cell>
          <table:table-cell office:value-type="float" office:value="187277" table:style-name="ce18">
            <text:p>187,277</text:p>
          </table:table-cell>
          <table:table-cell office:value-type="float" office:value="184982" table:style-name="ce18">
            <text:p>184,982</text:p>
          </table:table-cell>
          <table:table-cell office:value-type="float" office:value="81.400000000000006" table:style-name="ce19">
            <text:p>81.40</text:p>
          </table:table-cell>
          <table:table-cell office:value-type="float" office:value="68306" table:style-name="ce18">
            <text:p>68,306</text:p>
          </table:table-cell>
          <table:table-cell office:value-type="float" office:value="31777" table:style-name="ce18">
            <text:p>31,777</text:p>
          </table:table-cell>
          <table:table-cell office:value-type="float" office:value="36529" table:style-name="ce18">
            <text:p>36,529</text:p>
          </table:table-cell>
          <table:table-cell office:value-type="float" office:value="14.94" table:style-name="ce17">
            <text:p>14.9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縣</text:p>
          </table:table-cell>
          <table:table-cell office:value-type="float" office:value="548090" table:style-name="ce18">
            <text:p>548,090</text:p>
          </table:table-cell>
          <table:table-cell office:value-type="float" office:value="280355" table:style-name="ce18">
            <text:p>280,355</text:p>
          </table:table-cell>
          <table:table-cell office:value-type="float" office:value="267735" table:style-name="ce18">
            <text:p>267,735</text:p>
          </table:table-cell>
          <table:table-cell office:value-type="float" office:value="30197" table:style-name="ce18">
            <text:p>30,197</text:p>
          </table:table-cell>
          <table:table-cell office:value-type="float" office:value="15599" table:style-name="ce18">
            <text:p>15,599</text:p>
          </table:table-cell>
          <table:table-cell office:value-type="float" office:value="14598" table:style-name="ce18">
            <text:p>14,598</text:p>
          </table:table-cell>
          <table:table-cell office:value-type="float" office:value="5.51" table:style-name="ce19">
            <text:p>5.51</text:p>
          </table:table-cell>
          <table:table-cell office:value-type="float" office:value="42119" table:style-name="ce18">
            <text:p>42,119</text:p>
          </table:table-cell>
          <table:table-cell office:value-type="float" office:value="21818" table:style-name="ce18">
            <text:p>21,818</text:p>
          </table:table-cell>
          <table:table-cell office:value-type="float" office:value="20301" table:style-name="ce18">
            <text:p>20,301</text:p>
          </table:table-cell>
          <table:table-cell office:value-type="float" office:value="7.68" table:style-name="ce19">
            <text:p>7.68</text:p>
          </table:table-cell>
          <table:table-cell office:value-type="float" office:value="72798" table:style-name="ce18">
            <text:p>72,798</text:p>
          </table:table-cell>
          <table:table-cell office:value-type="float" office:value="37968" table:style-name="ce18">
            <text:p>37,968</text:p>
          </table:table-cell>
          <table:table-cell office:value-type="float" office:value="34830" table:style-name="ce18">
            <text:p>34,830</text:p>
          </table:table-cell>
          <table:table-cell office:value-type="float" office:value="13.28" table:style-name="ce19">
            <text:p>13.28</text:p>
          </table:table-cell>
          <table:table-cell office:value-type="float" office:value="78856" table:style-name="ce18">
            <text:p>78,856</text:p>
          </table:table-cell>
          <table:table-cell office:value-type="float" office:value="41137" table:style-name="ce18">
            <text:p>41,137</text:p>
          </table:table-cell>
          <table:table-cell office:value-type="float" office:value="37719" table:style-name="ce18">
            <text:p>37,719</text:p>
          </table:table-cell>
          <table:table-cell office:value-type="float" office:value="14.39" table:style-name="ce19">
            <text:p>14.39</text:p>
          </table:table-cell>
          <table:table-cell office:value-type="float" office:value="40238" table:style-name="ce18">
            <text:p>40,238</text:p>
          </table:table-cell>
          <table:table-cell office:value-type="float" office:value="21104" table:style-name="ce18">
            <text:p>21,104</text:p>
          </table:table-cell>
          <table:table-cell office:value-type="float" office:value="19134" table:style-name="ce18">
            <text:p>19,134</text:p>
          </table:table-cell>
          <table:table-cell office:value-type="float" office:value="7.34" table:style-name="ce19">
            <text:p>7.34</text:p>
          </table:table-cell>
          <table:table-cell office:value-type="float" office:value="420682" table:style-name="ce18">
            <text:p>420,682</text:p>
          </table:table-cell>
          <table:table-cell office:value-type="float" office:value="213724" table:style-name="ce18">
            <text:p>213,724</text:p>
          </table:table-cell>
          <table:table-cell office:value-type="float" office:value="206958" table:style-name="ce18">
            <text:p>206,958</text:p>
          </table:table-cell>
          <table:table-cell office:value-type="float" office:value="76.75" table:style-name="ce19">
            <text:p>76.75</text:p>
          </table:table-cell>
          <table:table-cell office:value-type="float" office:value="64652" table:style-name="ce18">
            <text:p>64,652</text:p>
          </table:table-cell>
          <table:table-cell office:value-type="float" office:value="31070" table:style-name="ce18">
            <text:p>31,070</text:p>
          </table:table-cell>
          <table:table-cell office:value-type="float" office:value="33582" table:style-name="ce18">
            <text:p>33,582</text:p>
          </table:table-cell>
          <table:table-cell office:value-type="float" office:value="11.8" table:style-name="ce17">
            <text:p>11.80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苗栗縣</text:p>
          </table:table-cell>
          <table:table-cell office:value-type="float" office:value="558373" table:style-name="ce18">
            <text:p>558,373</text:p>
          </table:table-cell>
          <table:table-cell office:value-type="float" office:value="288052" table:style-name="ce18">
            <text:p>288,052</text:p>
          </table:table-cell>
          <table:table-cell office:value-type="float" office:value="270321" table:style-name="ce18">
            <text:p>270,321</text:p>
          </table:table-cell>
          <table:table-cell office:value-type="float" office:value="25475" table:style-name="ce18">
            <text:p>25,475</text:p>
          </table:table-cell>
          <table:table-cell office:value-type="float" office:value="13123" table:style-name="ce18">
            <text:p>13,123</text:p>
          </table:table-cell>
          <table:table-cell office:value-type="float" office:value="12352" table:style-name="ce18">
            <text:p>12,352</text:p>
          </table:table-cell>
          <table:table-cell office:value-type="float" office:value="4.5599999999999996" table:style-name="ce19">
            <text:p>4.56</text:p>
          </table:table-cell>
          <table:table-cell office:value-type="float" office:value="34262" table:style-name="ce18">
            <text:p>34,262</text:p>
          </table:table-cell>
          <table:table-cell office:value-type="float" office:value="17711" table:style-name="ce18">
            <text:p>17,711</text:p>
          </table:table-cell>
          <table:table-cell office:value-type="float" office:value="16551" table:style-name="ce18">
            <text:p>16,551</text:p>
          </table:table-cell>
          <table:table-cell office:value-type="float" office:value="6.14" table:style-name="ce19">
            <text:p>6.14</text:p>
          </table:table-cell>
          <table:table-cell office:value-type="float" office:value="58631" table:style-name="ce18">
            <text:p>58,631</text:p>
          </table:table-cell>
          <table:table-cell office:value-type="float" office:value="30522" table:style-name="ce18">
            <text:p>30,522</text:p>
          </table:table-cell>
          <table:table-cell office:value-type="float" office:value="28109" table:style-name="ce18">
            <text:p>28,109</text:p>
          </table:table-cell>
          <table:table-cell office:value-type="float" office:value="10.5" table:style-name="ce19">
            <text:p>10.50</text:p>
          </table:table-cell>
          <table:table-cell office:value-type="float" office:value="63993" table:style-name="ce18">
            <text:p>63,993</text:p>
          </table:table-cell>
          <table:table-cell office:value-type="float" office:value="33357" table:style-name="ce18">
            <text:p>33,357</text:p>
          </table:table-cell>
          <table:table-cell office:value-type="float" office:value="30636" table:style-name="ce18">
            <text:p>30,636</text:p>
          </table:table-cell>
          <table:table-cell office:value-type="float" office:value="11.46" table:style-name="ce19">
            <text:p>11.46</text:p>
          </table:table-cell>
          <table:table-cell office:value-type="float" office:value="37098" table:style-name="ce18">
            <text:p>37,098</text:p>
          </table:table-cell>
          <table:table-cell office:value-type="float" office:value="19677" table:style-name="ce18">
            <text:p>19,677</text:p>
          </table:table-cell>
          <table:table-cell office:value-type="float" office:value="17421" table:style-name="ce18">
            <text:p>17,421</text:p>
          </table:table-cell>
          <table:table-cell office:value-type="float" office:value="6.64" table:style-name="ce19">
            <text:p>6.64</text:p>
          </table:table-cell>
          <table:table-cell office:value-type="float" office:value="448938" table:style-name="ce18">
            <text:p>448,938</text:p>
          </table:table-cell>
          <table:table-cell office:value-type="float" office:value="230608" table:style-name="ce18">
            <text:p>230,608</text:p>
          </table:table-cell>
          <table:table-cell office:value-type="float" office:value="218330" table:style-name="ce18">
            <text:p>218,330</text:p>
          </table:table-cell>
          <table:table-cell office:value-type="float" office:value="80.400000000000006" table:style-name="ce19">
            <text:p>80.40</text:p>
          </table:table-cell>
          <table:table-cell office:value-type="float" office:value="83396" table:style-name="ce18">
            <text:p>83,396</text:p>
          </table:table-cell>
          <table:table-cell office:value-type="float" office:value="39675" table:style-name="ce18">
            <text:p>39,675</text:p>
          </table:table-cell>
          <table:table-cell office:value-type="float" office:value="43721" table:style-name="ce18">
            <text:p>43,721</text:p>
          </table:table-cell>
          <table:table-cell office:value-type="float" office:value="14.94" table:style-name="ce17">
            <text:p>14.94</text:p>
          </table:table-cell>
          <table:table-cell table:number-columns-repeated="16352"/>
        </table:table-row>
        <table:table-row table:style-name="ro5">
          <table:table-cell office:value-type="string" table:style-name="ce20">
            <text:p>彰化縣</text:p>
          </table:table-cell>
          <table:table-cell office:value-type="float" office:value="1286346" table:style-name="ce18">
            <text:p>1,286,346</text:p>
          </table:table-cell>
          <table:table-cell office:value-type="float" office:value="656228" table:style-name="ce18">
            <text:p>656,228</text:p>
          </table:table-cell>
          <table:table-cell office:value-type="float" office:value="630118" table:style-name="ce18">
            <text:p>630,118</text:p>
          </table:table-cell>
          <table:table-cell office:value-type="float" office:value="58376" table:style-name="ce18">
            <text:p>58,376</text:p>
          </table:table-cell>
          <table:table-cell office:value-type="float" office:value="30450" table:style-name="ce18">
            <text:p>30,450</text:p>
          </table:table-cell>
          <table:table-cell office:value-type="float" office:value="27926" table:style-name="ce18">
            <text:p>27,926</text:p>
          </table:table-cell>
          <table:table-cell office:value-type="float" office:value="4.54" table:style-name="ce19">
            <text:p>4.54</text:p>
          </table:table-cell>
          <table:table-cell office:value-type="float" office:value="77865" table:style-name="ce18">
            <text:p>77,865</text:p>
          </table:table-cell>
          <table:table-cell office:value-type="float" office:value="40508" table:style-name="ce18">
            <text:p>40,508</text:p>
          </table:table-cell>
          <table:table-cell office:value-type="float" office:value="37357" table:style-name="ce18">
            <text:p>37,357</text:p>
          </table:table-cell>
          <table:table-cell office:value-type="float" office:value="6.05" table:style-name="ce19">
            <text:p>6.05</text:p>
          </table:table-cell>
          <table:table-cell office:value-type="float" office:value="133915" table:style-name="ce18">
            <text:p>133,915</text:p>
          </table:table-cell>
          <table:table-cell office:value-type="float" office:value="69996" table:style-name="ce18">
            <text:p>69,996</text:p>
          </table:table-cell>
          <table:table-cell office:value-type="float" office:value="63919" table:style-name="ce18">
            <text:p>63,919</text:p>
          </table:table-cell>
          <table:table-cell office:value-type="float" office:value="10.41" table:style-name="ce19">
            <text:p>10.41</text:p>
          </table:table-cell>
          <table:table-cell office:value-type="float" office:value="146746" table:style-name="ce18">
            <text:p>146,746</text:p>
          </table:table-cell>
          <table:table-cell office:value-type="float" office:value="76761" table:style-name="ce18">
            <text:p>76,761</text:p>
          </table:table-cell>
          <table:table-cell office:value-type="float" office:value="69985" table:style-name="ce18">
            <text:p>69,985</text:p>
          </table:table-cell>
          <table:table-cell office:value-type="float" office:value="11.41" table:style-name="ce19">
            <text:p>11.41</text:p>
          </table:table-cell>
          <table:table-cell office:value-type="float" office:value="89218" table:style-name="ce18">
            <text:p>89,218</text:p>
          </table:table-cell>
          <table:table-cell office:value-type="float" office:value="46982" table:style-name="ce18">
            <text:p>46,982</text:p>
          </table:table-cell>
          <table:table-cell office:value-type="float" office:value="42236" table:style-name="ce18">
            <text:p>42,236</text:p>
          </table:table-cell>
          <table:table-cell office:value-type="float" office:value="6.94" table:style-name="ce19">
            <text:p>6.94</text:p>
          </table:table-cell>
          <table:table-cell office:value-type="float" office:value="1029452" table:style-name="ce18">
            <text:p>1,029,452</text:p>
          </table:table-cell>
          <table:table-cell office:value-type="float" office:value="521724" table:style-name="ce18">
            <text:p>521,724</text:p>
          </table:table-cell>
          <table:table-cell office:value-type="float" office:value="507728" table:style-name="ce18">
            <text:p>507,728</text:p>
          </table:table-cell>
          <table:table-cell office:value-type="float" office:value="80.03" table:style-name="ce19">
            <text:p>80.03</text:p>
          </table:table-cell>
          <table:table-cell office:value-type="float" office:value="184363" table:style-name="ce18">
            <text:p>184,363</text:p>
          </table:table-cell>
          <table:table-cell office:value-type="float" office:value="84811" table:style-name="ce18">
            <text:p>84,811</text:p>
          </table:table-cell>
          <table:table-cell office:value-type="float" office:value="99552" table:style-name="ce18">
            <text:p>99,552</text:p>
          </table:table-cell>
          <table:table-cell office:value-type="float" office:value="14.33" table:style-name="ce17">
            <text:p>14.3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504561" table:style-name="ce18">
            <text:p>504,561</text:p>
          </table:table-cell>
          <table:table-cell office:value-type="float" office:value="258629" table:style-name="ce18">
            <text:p>258,629</text:p>
          </table:table-cell>
          <table:table-cell office:value-type="float" office:value="245932" table:style-name="ce18">
            <text:p>245,932</text:p>
          </table:table-cell>
          <table:table-cell office:value-type="float" office:value="16904" table:style-name="ce18">
            <text:p>16,904</text:p>
          </table:table-cell>
          <table:table-cell office:value-type="float" office:value="8762" table:style-name="ce18">
            <text:p>8,762</text:p>
          </table:table-cell>
          <table:table-cell office:value-type="float" office:value="8142" table:style-name="ce18">
            <text:p>8,142</text:p>
          </table:table-cell>
          <table:table-cell office:value-type="float" office:value="3.35" table:style-name="ce19">
            <text:p>3.35</text:p>
          </table:table-cell>
          <table:table-cell office:value-type="float" office:value="23560" table:style-name="ce18">
            <text:p>23,560</text:p>
          </table:table-cell>
          <table:table-cell office:value-type="float" office:value="12215" table:style-name="ce18">
            <text:p>12,215</text:p>
          </table:table-cell>
          <table:table-cell office:value-type="float" office:value="11345" table:style-name="ce18">
            <text:p>11,345</text:p>
          </table:table-cell>
          <table:table-cell office:value-type="float" office:value="4.67" table:style-name="ce19">
            <text:p>4.67</text:p>
          </table:table-cell>
          <table:table-cell office:value-type="float" office:value="43138" table:style-name="ce18">
            <text:p>43,138</text:p>
          </table:table-cell>
          <table:table-cell office:value-type="float" office:value="22383" table:style-name="ce18">
            <text:p>22,383</text:p>
          </table:table-cell>
          <table:table-cell office:value-type="float" office:value="20755" table:style-name="ce18">
            <text:p>20,755</text:p>
          </table:table-cell>
          <table:table-cell office:value-type="float" office:value="8.5500000000000007" table:style-name="ce19">
            <text:p>8.55</text:p>
          </table:table-cell>
          <table:table-cell office:value-type="float" office:value="47800" table:style-name="ce18">
            <text:p>47,800</text:p>
          </table:table-cell>
          <table:table-cell office:value-type="float" office:value="24778" table:style-name="ce18">
            <text:p>24,778</text:p>
          </table:table-cell>
          <table:table-cell office:value-type="float" office:value="23022" table:style-name="ce18">
            <text:p>23,022</text:p>
          </table:table-cell>
          <table:table-cell office:value-type="float" office:value="9.4700000000000006" table:style-name="ce19">
            <text:p>9.47</text:p>
          </table:table-cell>
          <table:table-cell office:value-type="float" office:value="33102" table:style-name="ce18">
            <text:p>33,102</text:p>
          </table:table-cell>
          <table:table-cell office:value-type="float" office:value="17289" table:style-name="ce18">
            <text:p>17,289</text:p>
          </table:table-cell>
          <table:table-cell office:value-type="float" office:value="15813" table:style-name="ce18">
            <text:p>15,813</text:p>
          </table:table-cell>
          <table:table-cell office:value-type="float" office:value="6.56" table:style-name="ce19">
            <text:p>6.56</text:p>
          </table:table-cell>
          <table:table-cell office:value-type="float" office:value="415254" table:style-name="ce18">
            <text:p>415,254</text:p>
          </table:table-cell>
          <table:table-cell office:value-type="float" office:value="212226" table:style-name="ce18">
            <text:p>212,226</text:p>
          </table:table-cell>
          <table:table-cell office:value-type="float" office:value="203028" table:style-name="ce18">
            <text:p>203,028</text:p>
          </table:table-cell>
          <table:table-cell office:value-type="float" office:value="82.3" table:style-name="ce19">
            <text:p>82.30</text:p>
          </table:table-cell>
          <table:table-cell office:value-type="float" office:value="80765" table:style-name="ce18">
            <text:p>80,765</text:p>
          </table:table-cell>
          <table:table-cell office:value-type="float" office:value="37730" table:style-name="ce18">
            <text:p>37,730</text:p>
          </table:table-cell>
          <table:table-cell office:value-type="float" office:value="43035" table:style-name="ce18">
            <text:p>43,035</text:p>
          </table:table-cell>
          <table:table-cell office:value-type="float" office:value="16.010000000000002" table:style-name="ce17">
            <text:p>16.01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雲林縣</text:p>
          </table:table-cell>
          <table:table-cell office:value-type="float" office:value="693987" table:style-name="ce18">
            <text:p>693,987</text:p>
          </table:table-cell>
          <table:table-cell office:value-type="float" office:value="360422" table:style-name="ce18">
            <text:p>360,422</text:p>
          </table:table-cell>
          <table:table-cell office:value-type="float" office:value="333565" table:style-name="ce18">
            <text:p>333,565</text:p>
          </table:table-cell>
          <table:table-cell office:value-type="float" office:value="24837" table:style-name="ce18">
            <text:p>24,837</text:p>
          </table:table-cell>
          <table:table-cell office:value-type="float" office:value="12799" table:style-name="ce18">
            <text:p>12,799</text:p>
          </table:table-cell>
          <table:table-cell office:value-type="float" office:value="12038" table:style-name="ce18">
            <text:p>12,038</text:p>
          </table:table-cell>
          <table:table-cell office:value-type="float" office:value="3.58" table:style-name="ce19">
            <text:p>3.58</text:p>
          </table:table-cell>
          <table:table-cell office:value-type="float" office:value="34256" table:style-name="ce18">
            <text:p>34,256</text:p>
          </table:table-cell>
          <table:table-cell office:value-type="float" office:value="17710" table:style-name="ce18">
            <text:p>17,710</text:p>
          </table:table-cell>
          <table:table-cell office:value-type="float" office:value="16546" table:style-name="ce18">
            <text:p>16,546</text:p>
          </table:table-cell>
          <table:table-cell office:value-type="float" office:value="4.9400000000000004" table:style-name="ce19">
            <text:p>4.94</text:p>
          </table:table-cell>
          <table:table-cell office:value-type="float" office:value="62811" table:style-name="ce18">
            <text:p>62,811</text:p>
          </table:table-cell>
          <table:table-cell office:value-type="float" office:value="32795" table:style-name="ce18">
            <text:p>32,795</text:p>
          </table:table-cell>
          <table:table-cell office:value-type="float" office:value="30016" table:style-name="ce18">
            <text:p>30,016</text:p>
          </table:table-cell>
          <table:table-cell office:value-type="float" office:value="9.0500000000000007" table:style-name="ce19">
            <text:p>9.05</text:p>
          </table:table-cell>
          <table:table-cell office:value-type="float" office:value="69384" table:style-name="ce18">
            <text:p>69,384</text:p>
          </table:table-cell>
          <table:table-cell office:value-type="float" office:value="36257" table:style-name="ce18">
            <text:p>36,257</text:p>
          </table:table-cell>
          <table:table-cell office:value-type="float" office:value="33127" table:style-name="ce18">
            <text:p>33,127</text:p>
          </table:table-cell>
          <table:table-cell office:value-type="float" office:value="10" table:style-name="ce19">
            <text:p>10.00</text:p>
          </table:table-cell>
          <table:table-cell office:value-type="float" office:value="46908" table:style-name="ce18">
            <text:p>46,908</text:p>
          </table:table-cell>
          <table:table-cell office:value-type="float" office:value="24691" table:style-name="ce18">
            <text:p>24,691</text:p>
          </table:table-cell>
          <table:table-cell office:value-type="float" office:value="22217" table:style-name="ce18">
            <text:p>22,217</text:p>
          </table:table-cell>
          <table:table-cell office:value-type="float" office:value="6.76" table:style-name="ce19">
            <text:p>6.76</text:p>
          </table:table-cell>
          <table:table-cell office:value-type="float" office:value="566587" table:style-name="ce18">
            <text:p>566,587</text:p>
          </table:table-cell>
          <table:table-cell office:value-type="float" office:value="293608" table:style-name="ce18">
            <text:p>293,608</text:p>
          </table:table-cell>
          <table:table-cell office:value-type="float" office:value="272979" table:style-name="ce18">
            <text:p>272,979</text:p>
          </table:table-cell>
          <table:table-cell office:value-type="float" office:value="81.64" table:style-name="ce19">
            <text:p>81.64</text:p>
          </table:table-cell>
          <table:table-cell office:value-type="float" office:value="119257" table:style-name="ce18">
            <text:p>119,257</text:p>
          </table:table-cell>
          <table:table-cell office:value-type="float" office:value="54233" table:style-name="ce18">
            <text:p>54,233</text:p>
          </table:table-cell>
          <table:table-cell office:value-type="float" office:value="65024" table:style-name="ce18">
            <text:p>65,024</text:p>
          </table:table-cell>
          <table:table-cell office:value-type="float" office:value="17.18" table:style-name="ce17">
            <text:p>17.1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縣</text:p>
          </table:table-cell>
          <table:table-cell office:value-type="float" office:value="514717" table:style-name="ce18">
            <text:p>514,717</text:p>
          </table:table-cell>
          <table:table-cell office:value-type="float" office:value="267801" table:style-name="ce18">
            <text:p>267,801</text:p>
          </table:table-cell>
          <table:table-cell office:value-type="float" office:value="246916" table:style-name="ce18">
            <text:p>246,916</text:p>
          </table:table-cell>
          <table:table-cell office:value-type="float" office:value="15060" table:style-name="ce18">
            <text:p>15,060</text:p>
          </table:table-cell>
          <table:table-cell office:value-type="float" office:value="7877" table:style-name="ce18">
            <text:p>7,877</text:p>
          </table:table-cell>
          <table:table-cell office:value-type="float" office:value="7183" table:style-name="ce18">
            <text:p>7,183</text:p>
          </table:table-cell>
          <table:table-cell office:value-type="float" office:value="2.93" table:style-name="ce19">
            <text:p>2.93</text:p>
          </table:table-cell>
          <table:table-cell office:value-type="float" office:value="20733" table:style-name="ce18">
            <text:p>20,733</text:p>
          </table:table-cell>
          <table:table-cell office:value-type="float" office:value="10815" table:style-name="ce18">
            <text:p>10,815</text:p>
          </table:table-cell>
          <table:table-cell office:value-type="float" office:value="9918" table:style-name="ce18">
            <text:p>9,918</text:p>
          </table:table-cell>
          <table:table-cell office:value-type="float" office:value="4.03" table:style-name="ce19">
            <text:p>4.03</text:p>
          </table:table-cell>
          <table:table-cell office:value-type="float" office:value="38377" table:style-name="ce18">
            <text:p>38,377</text:p>
          </table:table-cell>
          <table:table-cell office:value-type="float" office:value="20092" table:style-name="ce18">
            <text:p>20,092</text:p>
          </table:table-cell>
          <table:table-cell office:value-type="float" office:value="18285" table:style-name="ce18">
            <text:p>18,285</text:p>
          </table:table-cell>
          <table:table-cell office:value-type="float" office:value="7.46" table:style-name="ce19">
            <text:p>7.46</text:p>
          </table:table-cell>
          <table:table-cell office:value-type="float" office:value="42518" table:style-name="ce18">
            <text:p>42,518</text:p>
          </table:table-cell>
          <table:table-cell office:value-type="float" office:value="22228" table:style-name="ce18">
            <text:p>22,228</text:p>
          </table:table-cell>
          <table:table-cell office:value-type="float" office:value="20290" table:style-name="ce18">
            <text:p>20,290</text:p>
          </table:table-cell>
          <table:table-cell office:value-type="float" office:value="8.26" table:style-name="ce19">
            <text:p>8.26</text:p>
          </table:table-cell>
          <table:table-cell office:value-type="float" office:value="32210" table:style-name="ce18">
            <text:p>32,210</text:p>
          </table:table-cell>
          <table:table-cell office:value-type="float" office:value="16942" table:style-name="ce18">
            <text:p>16,942</text:p>
          </table:table-cell>
          <table:table-cell office:value-type="float" office:value="15268" table:style-name="ce18">
            <text:p>15,268</text:p>
          </table:table-cell>
          <table:table-cell office:value-type="float" office:value="6.26" table:style-name="ce19">
            <text:p>6.26</text:p>
          </table:table-cell>
          <table:table-cell office:value-type="float" office:value="431054" table:style-name="ce18">
            <text:p>431,054</text:p>
          </table:table-cell>
          <table:table-cell office:value-type="float" office:value="223931" table:style-name="ce18">
            <text:p>223,931</text:p>
          </table:table-cell>
          <table:table-cell office:value-type="float" office:value="207123" table:style-name="ce18">
            <text:p>207,123</text:p>
          </table:table-cell>
          <table:table-cell office:value-type="float" office:value="83.75" table:style-name="ce19">
            <text:p>83.75</text:p>
          </table:table-cell>
          <table:table-cell office:value-type="float" office:value="92800" table:style-name="ce18">
            <text:p>92,800</text:p>
          </table:table-cell>
          <table:table-cell office:value-type="float" office:value="42375" table:style-name="ce18">
            <text:p>42,375</text:p>
          </table:table-cell>
          <table:table-cell office:value-type="float" office:value="50425" table:style-name="ce18">
            <text:p>50,425</text:p>
          </table:table-cell>
          <table:table-cell office:value-type="float" office:value="18.03" table:style-name="ce17">
            <text:p>18.03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屏東縣</text:p>
          </table:table-cell>
          <table:table-cell office:value-type="float" office:value="834807" table:style-name="ce18">
            <text:p>834,807</text:p>
          </table:table-cell>
          <table:table-cell office:value-type="float" office:value="427143" table:style-name="ce18">
            <text:p>427,143</text:p>
          </table:table-cell>
          <table:table-cell office:value-type="float" office:value="407664" table:style-name="ce18">
            <text:p>407,664</text:p>
          </table:table-cell>
          <table:table-cell office:value-type="float" office:value="27534" table:style-name="ce18">
            <text:p>27,534</text:p>
          </table:table-cell>
          <table:table-cell office:value-type="float" office:value="14401" table:style-name="ce18">
            <text:p>14,401</text:p>
          </table:table-cell>
          <table:table-cell office:value-type="float" office:value="13133" table:style-name="ce18">
            <text:p>13,133</text:p>
          </table:table-cell>
          <table:table-cell office:value-type="float" office:value="3.3" table:style-name="ce19">
            <text:p>3.30</text:p>
          </table:table-cell>
          <table:table-cell office:value-type="float" office:value="38093" table:style-name="ce18">
            <text:p>38,093</text:p>
          </table:table-cell>
          <table:table-cell office:value-type="float" office:value="19956" table:style-name="ce18">
            <text:p>19,956</text:p>
          </table:table-cell>
          <table:table-cell office:value-type="float" office:value="18137" table:style-name="ce18">
            <text:p>18,137</text:p>
          </table:table-cell>
          <table:table-cell office:value-type="float" office:value="4.5599999999999996" table:style-name="ce19">
            <text:p>4.56</text:p>
          </table:table-cell>
          <table:table-cell office:value-type="float" office:value="69651" table:style-name="ce18">
            <text:p>69,651</text:p>
          </table:table-cell>
          <table:table-cell office:value-type="float" office:value="36458" table:style-name="ce18">
            <text:p>36,458</text:p>
          </table:table-cell>
          <table:table-cell office:value-type="float" office:value="33193" table:style-name="ce18">
            <text:p>33,193</text:p>
          </table:table-cell>
          <table:table-cell office:value-type="float" office:value="8.34" table:style-name="ce19">
            <text:p>8.34</text:p>
          </table:table-cell>
          <table:table-cell office:value-type="float" office:value="77015" table:style-name="ce18">
            <text:p>77,015</text:p>
          </table:table-cell>
          <table:table-cell office:value-type="float" office:value="40317" table:style-name="ce18">
            <text:p>40,317</text:p>
          </table:table-cell>
          <table:table-cell office:value-type="float" office:value="36698" table:style-name="ce18">
            <text:p>36,698</text:p>
          </table:table-cell>
          <table:table-cell office:value-type="float" office:value="9.23" table:style-name="ce19">
            <text:p>9.23</text:p>
          </table:table-cell>
          <table:table-cell office:value-type="float" office:value="52533" table:style-name="ce18">
            <text:p>52,533</text:p>
          </table:table-cell>
          <table:table-cell office:value-type="float" office:value="27453" table:style-name="ce18">
            <text:p>27,453</text:p>
          </table:table-cell>
          <table:table-cell office:value-type="float" office:value="25080" table:style-name="ce18">
            <text:p>25,080</text:p>
          </table:table-cell>
          <table:table-cell office:value-type="float" office:value="6.29" table:style-name="ce19">
            <text:p>6.29</text:p>
          </table:table-cell>
          <table:table-cell office:value-type="float" office:value="691304" table:style-name="ce18">
            <text:p>691,304</text:p>
          </table:table-cell>
          <table:table-cell office:value-type="float" office:value="352100" table:style-name="ce18">
            <text:p>352,100</text:p>
          </table:table-cell>
          <table:table-cell office:value-type="float" office:value="339204" table:style-name="ce18">
            <text:p>339,204</text:p>
          </table:table-cell>
          <table:table-cell office:value-type="float" office:value="82.81" table:style-name="ce19">
            <text:p>82.81</text:p>
          </table:table-cell>
          <table:table-cell office:value-type="float" office:value="128080" table:style-name="ce18">
            <text:p>128,080</text:p>
          </table:table-cell>
          <table:table-cell office:value-type="float" office:value="60394" table:style-name="ce18">
            <text:p>60,394</text:p>
          </table:table-cell>
          <table:table-cell office:value-type="float" office:value="67686" table:style-name="ce18">
            <text:p>67,686</text:p>
          </table:table-cell>
          <table:table-cell office:value-type="float" office:value="15.34" table:style-name="ce17">
            <text:p>15.3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220632" table:style-name="ce18">
            <text:p>220,632</text:p>
          </table:table-cell>
          <table:table-cell office:value-type="float" office:value="114070" table:style-name="ce18">
            <text:p>114,070</text:p>
          </table:table-cell>
          <table:table-cell office:value-type="float" office:value="106562" table:style-name="ce18">
            <text:p>106,562</text:p>
          </table:table-cell>
          <table:table-cell office:value-type="float" office:value="8174" table:style-name="ce18">
            <text:p>8,174</text:p>
          </table:table-cell>
          <table:table-cell office:value-type="float" office:value="4264" table:style-name="ce18">
            <text:p>4,264</text:p>
          </table:table-cell>
          <table:table-cell office:value-type="float" office:value="3910" table:style-name="ce18">
            <text:p>3,910</text:p>
          </table:table-cell>
          <table:table-cell office:value-type="float" office:value="3.7" table:style-name="ce19">
            <text:p>3.70</text:p>
          </table:table-cell>
          <table:table-cell office:value-type="float" office:value="11380" table:style-name="ce18">
            <text:p>11,380</text:p>
          </table:table-cell>
          <table:table-cell office:value-type="float" office:value="5921" table:style-name="ce18">
            <text:p>5,921</text:p>
          </table:table-cell>
          <table:table-cell office:value-type="float" office:value="5459" table:style-name="ce18">
            <text:p>5,459</text:p>
          </table:table-cell>
          <table:table-cell office:value-type="float" office:value="5.16" table:style-name="ce19">
            <text:p>5.16</text:p>
          </table:table-cell>
          <table:table-cell office:value-type="float" office:value="20594" table:style-name="ce18">
            <text:p>20,594</text:p>
          </table:table-cell>
          <table:table-cell office:value-type="float" office:value="10787" table:style-name="ce18">
            <text:p>10,787</text:p>
          </table:table-cell>
          <table:table-cell office:value-type="float" office:value="9807" table:style-name="ce18">
            <text:p>9,807</text:p>
          </table:table-cell>
          <table:table-cell office:value-type="float" office:value="9.33" table:style-name="ce19">
            <text:p>9.33</text:p>
          </table:table-cell>
          <table:table-cell office:value-type="float" office:value="22651" table:style-name="ce18">
            <text:p>22,651</text:p>
          </table:table-cell>
          <table:table-cell office:value-type="float" office:value="11876" table:style-name="ce18">
            <text:p>11,876</text:p>
          </table:table-cell>
          <table:table-cell office:value-type="float" office:value="10775" table:style-name="ce18">
            <text:p>10,775</text:p>
          </table:table-cell>
          <table:table-cell office:value-type="float" office:value="10.27" table:style-name="ce19">
            <text:p>10.27</text:p>
          </table:table-cell>
          <table:table-cell office:value-type="float" office:value="14536" table:style-name="ce18">
            <text:p>14,536</text:p>
          </table:table-cell>
          <table:table-cell office:value-type="float" office:value="7615" table:style-name="ce18">
            <text:p>7,615</text:p>
          </table:table-cell>
          <table:table-cell office:value-type="float" office:value="6921" table:style-name="ce18">
            <text:p>6,921</text:p>
          </table:table-cell>
          <table:table-cell office:value-type="float" office:value="6.59" table:style-name="ce19">
            <text:p>6.59</text:p>
          </table:table-cell>
          <table:table-cell office:value-type="float" office:value="179814" table:style-name="ce18">
            <text:p>179,814</text:p>
          </table:table-cell>
          <table:table-cell office:value-type="float" office:value="92745" table:style-name="ce18">
            <text:p>92,745</text:p>
          </table:table-cell>
          <table:table-cell office:value-type="float" office:value="87069" table:style-name="ce18">
            <text:p>87,069</text:p>
          </table:table-cell>
          <table:table-cell office:value-type="float" office:value="81.5" table:style-name="ce19">
            <text:p>81.50</text:p>
          </table:table-cell>
          <table:table-cell office:value-type="float" office:value="33343" table:style-name="ce18">
            <text:p>33,343</text:p>
          </table:table-cell>
          <table:table-cell office:value-type="float" office:value="15329" table:style-name="ce18">
            <text:p>15,329</text:p>
          </table:table-cell>
          <table:table-cell office:value-type="float" office:value="18014" table:style-name="ce18">
            <text:p>18,014</text:p>
          </table:table-cell>
          <table:table-cell office:value-type="float" office:value="15.11" table:style-name="ce17">
            <text:p>15.11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花蓮縣</text:p>
          </table:table-cell>
          <table:table-cell office:value-type="float" office:value="330691" table:style-name="ce18">
            <text:p>330,691</text:p>
          </table:table-cell>
          <table:table-cell office:value-type="float" office:value="168186" table:style-name="ce18">
            <text:p>168,186</text:p>
          </table:table-cell>
          <table:table-cell office:value-type="float" office:value="162505" table:style-name="ce18">
            <text:p>162,505</text:p>
          </table:table-cell>
          <table:table-cell office:value-type="float" office:value="13236" table:style-name="ce18">
            <text:p>13,236</text:p>
          </table:table-cell>
          <table:table-cell office:value-type="float" office:value="6869" table:style-name="ce18">
            <text:p>6,869</text:p>
          </table:table-cell>
          <table:table-cell office:value-type="float" office:value="6367" table:style-name="ce18">
            <text:p>6,367</text:p>
          </table:table-cell>
          <table:table-cell office:value-type="float" office:value="4" table:style-name="ce19">
            <text:p>4.00</text:p>
          </table:table-cell>
          <table:table-cell office:value-type="float" office:value="18148" table:style-name="ce18">
            <text:p>18,148</text:p>
          </table:table-cell>
          <table:table-cell office:value-type="float" office:value="9468" table:style-name="ce18">
            <text:p>9,468</text:p>
          </table:table-cell>
          <table:table-cell office:value-type="float" office:value="8680" table:style-name="ce18">
            <text:p>8,680</text:p>
          </table:table-cell>
          <table:table-cell office:value-type="float" office:value="5.49" table:style-name="ce19">
            <text:p>5.49</text:p>
          </table:table-cell>
          <table:table-cell office:value-type="float" office:value="31505" table:style-name="ce18">
            <text:p>31,505</text:p>
          </table:table-cell>
          <table:table-cell office:value-type="float" office:value="16479" table:style-name="ce18">
            <text:p>16,479</text:p>
          </table:table-cell>
          <table:table-cell office:value-type="float" office:value="15026" table:style-name="ce18">
            <text:p>15,026</text:p>
          </table:table-cell>
          <table:table-cell office:value-type="float" office:value="9.5299999999999994" table:style-name="ce19">
            <text:p>9.53</text:p>
          </table:table-cell>
          <table:table-cell office:value-type="float" office:value="34549" table:style-name="ce18">
            <text:p>34,549</text:p>
          </table:table-cell>
          <table:table-cell office:value-type="float" office:value="18048" table:style-name="ce18">
            <text:p>18,048</text:p>
          </table:table-cell>
          <table:table-cell office:value-type="float" office:value="16501" table:style-name="ce18">
            <text:p>16,501</text:p>
          </table:table-cell>
          <table:table-cell office:value-type="float" office:value="10.45" table:style-name="ce19">
            <text:p>10.45</text:p>
          </table:table-cell>
          <table:table-cell office:value-type="float" office:value="21291" table:style-name="ce18">
            <text:p>21,291</text:p>
          </table:table-cell>
          <table:table-cell office:value-type="float" office:value="11094" table:style-name="ce18">
            <text:p>11,094</text:p>
          </table:table-cell>
          <table:table-cell office:value-type="float" office:value="10197" table:style-name="ce18">
            <text:p>10,197</text:p>
          </table:table-cell>
          <table:table-cell office:value-type="float" office:value="6.44" table:style-name="ce19">
            <text:p>6.44</text:p>
          </table:table-cell>
          <table:table-cell office:value-type="float" office:value="269448" table:style-name="ce18">
            <text:p>269,448</text:p>
          </table:table-cell>
          <table:table-cell office:value-type="float" office:value="136128" table:style-name="ce18">
            <text:p>136,128</text:p>
          </table:table-cell>
          <table:table-cell office:value-type="float" office:value="133320" table:style-name="ce18">
            <text:p>133,320</text:p>
          </table:table-cell>
          <table:table-cell office:value-type="float" office:value="81.48" table:style-name="ce19">
            <text:p>81.48</text:p>
          </table:table-cell>
          <table:table-cell office:value-type="float" office:value="49051" table:style-name="ce18">
            <text:p>49,051</text:p>
          </table:table-cell>
          <table:table-cell office:value-type="float" office:value="22784" table:style-name="ce18">
            <text:p>22,784</text:p>
          </table:table-cell>
          <table:table-cell office:value-type="float" office:value="26267" table:style-name="ce18">
            <text:p>26,267</text:p>
          </table:table-cell>
          <table:table-cell office:value-type="float" office:value="14.83" table:style-name="ce17">
            <text:p>14.8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澎湖縣</text:p>
          </table:table-cell>
          <table:table-cell office:value-type="float" office:value="103281" table:style-name="ce18">
            <text:p>103,281</text:p>
          </table:table-cell>
          <table:table-cell office:value-type="float" office:value="53172" table:style-name="ce18">
            <text:p>53,172</text:p>
          </table:table-cell>
          <table:table-cell office:value-type="float" office:value="50109" table:style-name="ce18">
            <text:p>50,109</text:p>
          </table:table-cell>
          <table:table-cell office:value-type="float" office:value="4386" table:style-name="ce18">
            <text:p>4,386</text:p>
          </table:table-cell>
          <table:table-cell office:value-type="float" office:value="2315" table:style-name="ce18">
            <text:p>2,315</text:p>
          </table:table-cell>
          <table:table-cell office:value-type="float" office:value="2071" table:style-name="ce18">
            <text:p>2,071</text:p>
          </table:table-cell>
          <table:table-cell office:value-type="float" office:value="4.25" table:style-name="ce19">
            <text:p>4.25</text:p>
          </table:table-cell>
          <table:table-cell office:value-type="float" office:value="5580" table:style-name="ce18">
            <text:p>5,580</text:p>
          </table:table-cell>
          <table:table-cell office:value-type="float" office:value="2927" table:style-name="ce18">
            <text:p>2,927</text:p>
          </table:table-cell>
          <table:table-cell office:value-type="float" office:value="2653" table:style-name="ce18">
            <text:p>2,653</text:p>
          </table:table-cell>
          <table:table-cell office:value-type="float" office:value="5.4" table:style-name="ce19">
            <text:p>5.40</text:p>
          </table:table-cell>
          <table:table-cell office:value-type="float" office:value="8901" table:style-name="ce18">
            <text:p>8,901</text:p>
          </table:table-cell>
          <table:table-cell office:value-type="float" office:value="4644" table:style-name="ce18">
            <text:p>4,644</text:p>
          </table:table-cell>
          <table:table-cell office:value-type="float" office:value="4257" table:style-name="ce18">
            <text:p>4,257</text:p>
          </table:table-cell>
          <table:table-cell office:value-type="float" office:value="8.6199999999999992" table:style-name="ce19">
            <text:p>8.62</text:p>
          </table:table-cell>
          <table:table-cell office:value-type="float" office:value="9698" table:style-name="ce18">
            <text:p>9,698</text:p>
          </table:table-cell>
          <table:table-cell office:value-type="float" office:value="5059" table:style-name="ce18">
            <text:p>5,059</text:p>
          </table:table-cell>
          <table:table-cell office:value-type="float" office:value="4639" table:style-name="ce18">
            <text:p>4,639</text:p>
          </table:table-cell>
          <table:table-cell office:value-type="float" office:value="9.39" table:style-name="ce19">
            <text:p>9.39</text:p>
          </table:table-cell>
          <table:table-cell office:value-type="float" office:value="5759" table:style-name="ce18">
            <text:p>5,759</text:p>
          </table:table-cell>
          <table:table-cell office:value-type="float" office:value="3050" table:style-name="ce18">
            <text:p>3,050</text:p>
          </table:table-cell>
          <table:table-cell office:value-type="float" office:value="2709" table:style-name="ce18">
            <text:p>2,709</text:p>
          </table:table-cell>
          <table:table-cell office:value-type="float" office:value="5.58" table:style-name="ce19">
            <text:p>5.58</text:p>
          </table:table-cell>
          <table:table-cell office:value-type="float" office:value="85578" table:style-name="ce18">
            <text:p>85,578</text:p>
          </table:table-cell>
          <table:table-cell office:value-type="float" office:value="43880" table:style-name="ce18">
            <text:p>43,880</text:p>
          </table:table-cell>
          <table:table-cell office:value-type="float" office:value="41698" table:style-name="ce18">
            <text:p>41,698</text:p>
          </table:table-cell>
          <table:table-cell office:value-type="float" office:value="82.86" table:style-name="ce19">
            <text:p>82.86</text:p>
          </table:table-cell>
          <table:table-cell office:value-type="float" office:value="15678" table:style-name="ce18">
            <text:p>15,678</text:p>
          </table:table-cell>
          <table:table-cell office:value-type="float" office:value="7246" table:style-name="ce18">
            <text:p>7,246</text:p>
          </table:table-cell>
          <table:table-cell office:value-type="float" office:value="8432" table:style-name="ce18">
            <text:p>8,432</text:p>
          </table:table-cell>
          <table:table-cell office:value-type="float" office:value="15.18" table:style-name="ce17">
            <text:p>15.18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基隆市</text:p>
          </table:table-cell>
          <table:table-cell office:value-type="float" office:value="372049" table:style-name="ce18">
            <text:p>372,049</text:p>
          </table:table-cell>
          <table:table-cell office:value-type="float" office:value="186434" table:style-name="ce18">
            <text:p>186,434</text:p>
          </table:table-cell>
          <table:table-cell office:value-type="float" office:value="185615" table:style-name="ce18">
            <text:p>185,615</text:p>
          </table:table-cell>
          <table:table-cell office:value-type="float" office:value="11758" table:style-name="ce18">
            <text:p>11,758</text:p>
          </table:table-cell>
          <table:table-cell office:value-type="float" office:value="6056" table:style-name="ce18">
            <text:p>6,056</text:p>
          </table:table-cell>
          <table:table-cell office:value-type="float" office:value="5702" table:style-name="ce18">
            <text:p>5,702</text:p>
          </table:table-cell>
          <table:table-cell office:value-type="float" office:value="3.16" table:style-name="ce19">
            <text:p>3.16</text:p>
          </table:table-cell>
          <table:table-cell office:value-type="float" office:value="16401" table:style-name="ce18">
            <text:p>16,401</text:p>
          </table:table-cell>
          <table:table-cell office:value-type="float" office:value="8474" table:style-name="ce18">
            <text:p>8,474</text:p>
          </table:table-cell>
          <table:table-cell office:value-type="float" office:value="7927" table:style-name="ce18">
            <text:p>7,927</text:p>
          </table:table-cell>
          <table:table-cell office:value-type="float" office:value="4.41" table:style-name="ce19">
            <text:p>4.41</text:p>
          </table:table-cell>
          <table:table-cell office:value-type="float" office:value="30438" table:style-name="ce18">
            <text:p>30,438</text:p>
          </table:table-cell>
          <table:table-cell office:value-type="float" office:value="15738" table:style-name="ce18">
            <text:p>15,738</text:p>
          </table:table-cell>
          <table:table-cell office:value-type="float" office:value="14700" table:style-name="ce18">
            <text:p>14,700</text:p>
          </table:table-cell>
          <table:table-cell office:value-type="float" office:value="8.18" table:style-name="ce19">
            <text:p>8.18</text:p>
          </table:table-cell>
          <table:table-cell office:value-type="float" office:value="33606" table:style-name="ce18">
            <text:p>33,606</text:p>
          </table:table-cell>
          <table:table-cell office:value-type="float" office:value="17424" table:style-name="ce18">
            <text:p>17,424</text:p>
          </table:table-cell>
          <table:table-cell office:value-type="float" office:value="16182" table:style-name="ce18">
            <text:p>16,182</text:p>
          </table:table-cell>
          <table:table-cell office:value-type="float" office:value="9.0299999999999994" table:style-name="ce19">
            <text:p>9.03</text:p>
          </table:table-cell>
          <table:table-cell office:value-type="float" office:value="23038" table:style-name="ce18">
            <text:p>23,038</text:p>
          </table:table-cell>
          <table:table-cell office:value-type="float" office:value="12097" table:style-name="ce18">
            <text:p>12,097</text:p>
          </table:table-cell>
          <table:table-cell office:value-type="float" office:value="10941" table:style-name="ce18">
            <text:p>10,941</text:p>
          </table:table-cell>
          <table:table-cell office:value-type="float" office:value="6.19" table:style-name="ce19">
            <text:p>6.19</text:p>
          </table:table-cell>
          <table:table-cell office:value-type="float" office:value="309236" table:style-name="ce18">
            <text:p>309,236</text:p>
          </table:table-cell>
          <table:table-cell office:value-type="float" office:value="153770" table:style-name="ce18">
            <text:p>153,770</text:p>
          </table:table-cell>
          <table:table-cell office:value-type="float" office:value="155466" table:style-name="ce18">
            <text:p>155,466</text:p>
          </table:table-cell>
          <table:table-cell office:value-type="float" office:value="83.12" table:style-name="ce19">
            <text:p>83.12</text:p>
          </table:table-cell>
          <table:table-cell office:value-type="float" office:value="52519" table:style-name="ce18">
            <text:p>52,519</text:p>
          </table:table-cell>
          <table:table-cell office:value-type="float" office:value="23936" table:style-name="ce18">
            <text:p>23,936</text:p>
          </table:table-cell>
          <table:table-cell office:value-type="float" office:value="28583" table:style-name="ce18">
            <text:p>28,583</text:p>
          </table:table-cell>
          <table:table-cell office:value-type="float" office:value="14.12" table:style-name="ce17">
            <text:p>14.12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市</text:p>
          </table:table-cell>
          <table:table-cell office:value-type="float" office:value="438018" table:style-name="ce18">
            <text:p>438,018</text:p>
          </table:table-cell>
          <table:table-cell office:value-type="float" office:value="216490" table:style-name="ce18">
            <text:p>216,490</text:p>
          </table:table-cell>
          <table:table-cell office:value-type="float" office:value="221528" table:style-name="ce18">
            <text:p>221,528</text:p>
          </table:table-cell>
          <table:table-cell office:value-type="float" office:value="25844" table:style-name="ce18">
            <text:p>25,844</text:p>
          </table:table-cell>
          <table:table-cell office:value-type="float" office:value="13320" table:style-name="ce18">
            <text:p>13,320</text:p>
          </table:table-cell>
          <table:table-cell office:value-type="float" office:value="12524" table:style-name="ce18">
            <text:p>12,524</text:p>
          </table:table-cell>
          <table:table-cell office:value-type="float" office:value="5.9" table:style-name="ce19">
            <text:p>5.90</text:p>
          </table:table-cell>
          <table:table-cell office:value-type="float" office:value="35741" table:style-name="ce18">
            <text:p>35,741</text:p>
          </table:table-cell>
          <table:table-cell office:value-type="float" office:value="18536" table:style-name="ce18">
            <text:p>18,536</text:p>
          </table:table-cell>
          <table:table-cell office:value-type="float" office:value="17205" table:style-name="ce18">
            <text:p>17,205</text:p>
          </table:table-cell>
          <table:table-cell office:value-type="float" office:value="8.16" table:style-name="ce19">
            <text:p>8.16</text:p>
          </table:table-cell>
          <table:table-cell office:value-type="float" office:value="60902" table:style-name="ce18">
            <text:p>60,902</text:p>
          </table:table-cell>
          <table:table-cell office:value-type="float" office:value="31689" table:style-name="ce18">
            <text:p>31,689</text:p>
          </table:table-cell>
          <table:table-cell office:value-type="float" office:value="29213" table:style-name="ce18">
            <text:p>29,213</text:p>
          </table:table-cell>
          <table:table-cell office:value-type="float" office:value="13.9" table:style-name="ce19">
            <text:p>13.90</text:p>
          </table:table-cell>
          <table:table-cell office:value-type="float" office:value="65941" table:style-name="ce18">
            <text:p>65,941</text:p>
          </table:table-cell>
          <table:table-cell office:value-type="float" office:value="34330" table:style-name="ce18">
            <text:p>34,330</text:p>
          </table:table-cell>
          <table:table-cell office:value-type="float" office:value="31611" table:style-name="ce18">
            <text:p>31,611</text:p>
          </table:table-cell>
          <table:table-cell office:value-type="float" office:value="15.05" table:style-name="ce19">
            <text:p>15.05</text:p>
          </table:table-cell>
          <table:table-cell office:value-type="float" office:value="32288" table:style-name="ce18">
            <text:p>32,288</text:p>
          </table:table-cell>
          <table:table-cell office:value-type="float" office:value="16831" table:style-name="ce18">
            <text:p>16,831</text:p>
          </table:table-cell>
          <table:table-cell office:value-type="float" office:value="15457" table:style-name="ce18">
            <text:p>15,457</text:p>
          </table:table-cell>
          <table:table-cell office:value-type="float" office:value="7.37" table:style-name="ce19">
            <text:p>7.37</text:p>
          </table:table-cell>
          <table:table-cell office:value-type="float" office:value="334061" table:style-name="ce18">
            <text:p>334,061</text:p>
          </table:table-cell>
          <table:table-cell office:value-type="float" office:value="162333" table:style-name="ce18">
            <text:p>162,333</text:p>
          </table:table-cell>
          <table:table-cell office:value-type="float" office:value="171728" table:style-name="ce18">
            <text:p>171,728</text:p>
          </table:table-cell>
          <table:table-cell office:value-type="float" office:value="76.27" table:style-name="ce19">
            <text:p>76.27</text:p>
          </table:table-cell>
          <table:table-cell office:value-type="float" office:value="48721" table:style-name="ce18">
            <text:p>48,721</text:p>
          </table:table-cell>
          <table:table-cell office:value-type="float" office:value="21824" table:style-name="ce18">
            <text:p>21,824</text:p>
          </table:table-cell>
          <table:table-cell office:value-type="float" office:value="26897" table:style-name="ce18">
            <text:p>26,897</text:p>
          </table:table-cell>
          <table:table-cell office:value-type="float" office:value="11.12" table:style-name="ce17">
            <text:p>11.12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市</text:p>
          </table:table-cell>
          <table:table-cell office:value-type="float" office:value="269828" table:style-name="ce18">
            <text:p>269,828</text:p>
          </table:table-cell>
          <table:table-cell office:value-type="float" office:value="131353" table:style-name="ce18">
            <text:p>131,353</text:p>
          </table:table-cell>
          <table:table-cell office:value-type="float" office:value="138475" table:style-name="ce18">
            <text:p>138,475</text:p>
          </table:table-cell>
          <table:table-cell office:value-type="float" office:value="11081" table:style-name="ce18">
            <text:p>11,081</text:p>
          </table:table-cell>
          <table:table-cell office:value-type="float" office:value="5722" table:style-name="ce18">
            <text:p>5,722</text:p>
          </table:table-cell>
          <table:table-cell office:value-type="float" office:value="5359" table:style-name="ce18">
            <text:p>5,359</text:p>
          </table:table-cell>
          <table:table-cell office:value-type="float" office:value="4.1100000000000003" table:style-name="ce19">
            <text:p>4.11</text:p>
          </table:table-cell>
          <table:table-cell office:value-type="float" office:value="15736" table:style-name="ce18">
            <text:p>15,736</text:p>
          </table:table-cell>
          <table:table-cell office:value-type="float" office:value="8155" table:style-name="ce18">
            <text:p>8,155</text:p>
          </table:table-cell>
          <table:table-cell office:value-type="float" office:value="7581" table:style-name="ce18">
            <text:p>7,581</text:p>
          </table:table-cell>
          <table:table-cell office:value-type="float" office:value="5.83" table:style-name="ce19">
            <text:p>5.83</text:p>
          </table:table-cell>
          <table:table-cell office:value-type="float" office:value="28957" table:style-name="ce18">
            <text:p>28,957</text:p>
          </table:table-cell>
          <table:table-cell office:value-type="float" office:value="15073" table:style-name="ce18">
            <text:p>15,073</text:p>
          </table:table-cell>
          <table:table-cell office:value-type="float" office:value="13884" table:style-name="ce18">
            <text:p>13,884</text:p>
          </table:table-cell>
          <table:table-cell office:value-type="float" office:value="10.73" table:style-name="ce19">
            <text:p>10.73</text:p>
          </table:table-cell>
          <table:table-cell office:value-type="float" office:value="32052" table:style-name="ce18">
            <text:p>32,052</text:p>
          </table:table-cell>
          <table:table-cell office:value-type="float" office:value="16745" table:style-name="ce18">
            <text:p>16,745</text:p>
          </table:table-cell>
          <table:table-cell office:value-type="float" office:value="15307" table:style-name="ce18">
            <text:p>15,307</text:p>
          </table:table-cell>
          <table:table-cell office:value-type="float" office:value="11.88" table:style-name="ce19">
            <text:p>11.88</text:p>
          </table:table-cell>
          <table:table-cell office:value-type="float" office:value="20926" table:style-name="ce18">
            <text:p>20,926</text:p>
          </table:table-cell>
          <table:table-cell office:value-type="float" office:value="11019" table:style-name="ce18">
            <text:p>11,019</text:p>
          </table:table-cell>
          <table:table-cell office:value-type="float" office:value="9907" table:style-name="ce18">
            <text:p>9,907</text:p>
          </table:table-cell>
          <table:table-cell office:value-type="float" office:value="7.76" table:style-name="ce19">
            <text:p>7.76</text:p>
          </table:table-cell>
          <table:table-cell office:value-type="float" office:value="212546" table:style-name="ce18">
            <text:p>212,546</text:p>
          </table:table-cell>
          <table:table-cell office:value-type="float" office:value="101431" table:style-name="ce18">
            <text:p>101,431</text:p>
          </table:table-cell>
          <table:table-cell office:value-type="float" office:value="111115" table:style-name="ce18">
            <text:p>111,115</text:p>
          </table:table-cell>
          <table:table-cell office:value-type="float" office:value="78.77" table:style-name="ce19">
            <text:p>78.77</text:p>
          </table:table-cell>
          <table:table-cell office:value-type="float" office:value="36670" table:style-name="ce18">
            <text:p>36,670</text:p>
          </table:table-cell>
          <table:table-cell office:value-type="float" office:value="16216" table:style-name="ce18">
            <text:p>16,216</text:p>
          </table:table-cell>
          <table:table-cell office:value-type="float" office:value="20454" table:style-name="ce18">
            <text:p>20,454</text:p>
          </table:table-cell>
          <table:table-cell office:value-type="float" office:value="13.59" table:style-name="ce17">
            <text:p>13.59</text:p>
          </table:table-cell>
          <table:table-cell table:number-columns-repeated="16352"/>
        </table:table-row>
        <table:table-row table:style-name="ro10">
          <table:table-cell office:value-type="string" table:style-name="ce21">
            <text:p>福建省</text:p>
          </table:table-cell>
          <table:table-cell office:value-type="float" office:value="147885" table:style-name="ce18">
            <text:p>147,885</text:p>
          </table:table-cell>
          <table:table-cell office:value-type="float" office:value="74808" table:style-name="ce18">
            <text:p>74,808</text:p>
          </table:table-cell>
          <table:table-cell office:value-type="float" office:value="73077" table:style-name="ce18">
            <text:p>73,077</text:p>
          </table:table-cell>
          <table:table-cell office:value-type="float" office:value="6680" table:style-name="ce18">
            <text:p>6,680</text:p>
          </table:table-cell>
          <table:table-cell office:value-type="float" office:value="3487" table:style-name="ce18">
            <text:p>3,487</text:p>
          </table:table-cell>
          <table:table-cell office:value-type="float" office:value="3193" table:style-name="ce18">
            <text:p>3,193</text:p>
          </table:table-cell>
          <table:table-cell office:value-type="float" office:value="4.5199999999999996" table:style-name="ce19">
            <text:p>4.52</text:p>
          </table:table-cell>
          <table:table-cell office:value-type="float" office:value="8400" table:style-name="ce18">
            <text:p>8,400</text:p>
          </table:table-cell>
          <table:table-cell office:value-type="float" office:value="4393" table:style-name="ce18">
            <text:p>4,393</text:p>
          </table:table-cell>
          <table:table-cell office:value-type="float" office:value="4007" table:style-name="ce18">
            <text:p>4,007</text:p>
          </table:table-cell>
          <table:table-cell office:value-type="float" office:value="5.68" table:style-name="ce19">
            <text:p>5.68</text:p>
          </table:table-cell>
          <table:table-cell office:value-type="float" office:value="12537" table:style-name="ce18">
            <text:p>12,537</text:p>
          </table:table-cell>
          <table:table-cell office:value-type="float" office:value="6568" table:style-name="ce18">
            <text:p>6,568</text:p>
          </table:table-cell>
          <table:table-cell office:value-type="float" office:value="5969" table:style-name="ce18">
            <text:p>5,969</text:p>
          </table:table-cell>
          <table:table-cell office:value-type="float" office:value="8.48" table:style-name="ce19">
            <text:p>8.48</text:p>
          </table:table-cell>
          <table:table-cell office:value-type="float" office:value="13336" table:style-name="ce18">
            <text:p>13,336</text:p>
          </table:table-cell>
          <table:table-cell office:value-type="float" office:value="6967" table:style-name="ce18">
            <text:p>6,967</text:p>
          </table:table-cell>
          <table:table-cell office:value-type="float" office:value="6369" table:style-name="ce18">
            <text:p>6,369</text:p>
          </table:table-cell>
          <table:table-cell office:value-type="float" office:value="9.02" table:style-name="ce19">
            <text:p>9.02</text:p>
          </table:table-cell>
          <table:table-cell office:value-type="float" office:value="6403" table:style-name="ce18">
            <text:p>6,403</text:p>
          </table:table-cell>
          <table:table-cell office:value-type="float" office:value="3325" table:style-name="ce18">
            <text:p>3,325</text:p>
          </table:table-cell>
          <table:table-cell office:value-type="float" office:value="3078" table:style-name="ce18">
            <text:p>3,078</text:p>
          </table:table-cell>
          <table:table-cell office:value-type="float" office:value="4.33" table:style-name="ce19">
            <text:p>4.33</text:p>
          </table:table-cell>
          <table:table-cell office:value-type="float" office:value="124921" table:style-name="ce18">
            <text:p>124,921</text:p>
          </table:table-cell>
          <table:table-cell office:value-type="float" office:value="62909" table:style-name="ce18">
            <text:p>62,909</text:p>
          </table:table-cell>
          <table:table-cell office:value-type="float" office:value="62012" table:style-name="ce18">
            <text:p>62,012</text:p>
          </table:table-cell>
          <table:table-cell office:value-type="float" office:value="84.47" table:style-name="ce19">
            <text:p>84.47</text:p>
          </table:table-cell>
          <table:table-cell office:value-type="float" office:value="17216" table:style-name="ce18">
            <text:p>17,216</text:p>
          </table:table-cell>
          <table:table-cell office:value-type="float" office:value="8299" table:style-name="ce18">
            <text:p>8,299</text:p>
          </table:table-cell>
          <table:table-cell office:value-type="float" office:value="8917" table:style-name="ce18">
            <text:p>8,917</text:p>
          </table:table-cell>
          <table:table-cell office:value-type="float" office:value="11.64" table:style-name="ce17">
            <text:p>11.64</text:p>
          </table:table-cell>
          <table:table-cell table:number-columns-repeated="16352"/>
        </table:table-row>
        <table:table-row table:style-name="ro1">
          <table:table-cell office:value-type="string" table:style-name="ce20">
            <text:p>金門縣</text:p>
          </table:table-cell>
          <table:table-cell office:value-type="float" office:value="135235" table:style-name="ce18">
            <text:p>135,235</text:p>
          </table:table-cell>
          <table:table-cell office:value-type="float" office:value="67599" table:style-name="ce18">
            <text:p>67,599</text:p>
          </table:table-cell>
          <table:table-cell office:value-type="float" office:value="67636" table:style-name="ce18">
            <text:p>67,636</text:p>
          </table:table-cell>
          <table:table-cell office:value-type="float" office:value="5981" table:style-name="ce18">
            <text:p>5,981</text:p>
          </table:table-cell>
          <table:table-cell office:value-type="float" office:value="3135" table:style-name="ce18">
            <text:p>3,135</text:p>
          </table:table-cell>
          <table:table-cell office:value-type="float" office:value="2846" table:style-name="ce18">
            <text:p>2,846</text:p>
          </table:table-cell>
          <table:table-cell office:value-type="float" office:value="4.42" table:style-name="ce19">
            <text:p>4.42</text:p>
          </table:table-cell>
          <table:table-cell office:value-type="float" office:value="7521" table:style-name="ce18">
            <text:p>7,521</text:p>
          </table:table-cell>
          <table:table-cell office:value-type="float" office:value="3950" table:style-name="ce18">
            <text:p>3,950</text:p>
          </table:table-cell>
          <table:table-cell office:value-type="float" office:value="3571" table:style-name="ce18">
            <text:p>3,571</text:p>
          </table:table-cell>
          <table:table-cell office:value-type="float" office:value="5.56" table:style-name="ce19">
            <text:p>5.56</text:p>
          </table:table-cell>
          <table:table-cell office:value-type="float" office:value="11212" table:style-name="ce18">
            <text:p>11,212</text:p>
          </table:table-cell>
          <table:table-cell office:value-type="float" office:value="5876" table:style-name="ce18">
            <text:p>5,876</text:p>
          </table:table-cell>
          <table:table-cell office:value-type="float" office:value="5336" table:style-name="ce18">
            <text:p>5,336</text:p>
          </table:table-cell>
          <table:table-cell office:value-type="float" office:value="8.2899999999999991" table:style-name="ce19">
            <text:p>8.29</text:p>
          </table:table-cell>
          <table:table-cell office:value-type="float" office:value="11948" table:style-name="ce18">
            <text:p>11,948</text:p>
          </table:table-cell>
          <table:table-cell office:value-type="float" office:value="6239" table:style-name="ce18">
            <text:p>6,239</text:p>
          </table:table-cell>
          <table:table-cell office:value-type="float" office:value="5709" table:style-name="ce18">
            <text:p>5,709</text:p>
          </table:table-cell>
          <table:table-cell office:value-type="float" office:value="8.83" table:style-name="ce19">
            <text:p>8.83</text:p>
          </table:table-cell>
          <table:table-cell office:value-type="float" office:value="5753" table:style-name="ce18">
            <text:p>5,753</text:p>
          </table:table-cell>
          <table:table-cell office:value-type="float" office:value="2957" table:style-name="ce18">
            <text:p>2,957</text:p>
          </table:table-cell>
          <table:table-cell office:value-type="float" office:value="2796" table:style-name="ce18">
            <text:p>2,796</text:p>
          </table:table-cell>
          <table:table-cell office:value-type="float" office:value="4.25" table:style-name="ce19">
            <text:p>4.25</text:p>
          </table:table-cell>
          <table:table-cell office:value-type="float" office:value="114545" table:style-name="ce18">
            <text:p>114,545</text:p>
          </table:table-cell>
          <table:table-cell office:value-type="float" office:value="56924" table:style-name="ce18">
            <text:p>56,924</text:p>
          </table:table-cell>
          <table:table-cell office:value-type="float" office:value="57621" table:style-name="ce18">
            <text:p>57,621</text:p>
          </table:table-cell>
          <table:table-cell office:value-type="float" office:value="84.7" table:style-name="ce19">
            <text:p>84.70</text:p>
          </table:table-cell>
          <table:table-cell office:value-type="float" office:value="15911" table:style-name="ce18">
            <text:p>15,911</text:p>
          </table:table-cell>
          <table:table-cell office:value-type="float" office:value="7607" table:style-name="ce18">
            <text:p>7,607</text:p>
          </table:table-cell>
          <table:table-cell office:value-type="float" office:value="8304" table:style-name="ce18">
            <text:p>8,304</text:p>
          </table:table-cell>
          <table:table-cell office:value-type="float" office:value="11.77" table:style-name="ce17">
            <text:p>11.77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連江縣</text:p>
          </table:table-cell>
          <table:table-cell office:value-type="float" office:value="12650" table:style-name="ce14">
            <text:p>12,650</text:p>
          </table:table-cell>
          <table:table-cell office:value-type="float" office:value="7209" table:style-name="ce14">
            <text:p>7,209</text:p>
          </table:table-cell>
          <table:table-cell office:value-type="float" office:value="5441" table:style-name="ce14">
            <text:p>5,441</text:p>
          </table:table-cell>
          <table:table-cell office:value-type="float" office:value="699" table:style-name="ce14">
            <text:p>699</text:p>
          </table:table-cell>
          <table:table-cell office:value-type="float" office:value="352" table:style-name="ce14">
            <text:p>352</text:p>
          </table:table-cell>
          <table:table-cell office:value-type="float" office:value="347" table:style-name="ce14">
            <text:p>347</text:p>
          </table:table-cell>
          <table:table-cell office:value-type="float" office:value="5.53" table:style-name="ce15">
            <text:p>5.53</text:p>
          </table:table-cell>
          <table:table-cell office:value-type="float" office:value="879" table:style-name="ce14">
            <text:p>879</text:p>
          </table:table-cell>
          <table:table-cell office:value-type="float" office:value="443" table:style-name="ce14">
            <text:p>443</text:p>
          </table:table-cell>
          <table:table-cell office:value-type="float" office:value="436" table:style-name="ce14">
            <text:p>436</text:p>
          </table:table-cell>
          <table:table-cell office:value-type="float" office:value="6.95" table:style-name="ce15">
            <text:p>6.95</text:p>
          </table:table-cell>
          <table:table-cell office:value-type="float" office:value="1325" table:style-name="ce14">
            <text:p>1,325</text:p>
          </table:table-cell>
          <table:table-cell office:value-type="float" office:value="692" table:style-name="ce14">
            <text:p>692</text:p>
          </table:table-cell>
          <table:table-cell office:value-type="float" office:value="633" table:style-name="ce14">
            <text:p>633</text:p>
          </table:table-cell>
          <table:table-cell office:value-type="float" office:value="10.47" table:style-name="ce15">
            <text:p>10.47</text:p>
          </table:table-cell>
          <table:table-cell office:value-type="float" office:value="1388" table:style-name="ce14">
            <text:p>1,388</text:p>
          </table:table-cell>
          <table:table-cell office:value-type="float" office:value="728" table:style-name="ce14">
            <text:p>728</text:p>
          </table:table-cell>
          <table:table-cell office:value-type="float" office:value="660" table:style-name="ce14">
            <text:p>660</text:p>
          </table:table-cell>
          <table:table-cell office:value-type="float" office:value="10.97" table:style-name="ce15">
            <text:p>10.97</text:p>
          </table:table-cell>
          <table:table-cell office:value-type="float" office:value="650" table:style-name="ce14">
            <text:p>650</text:p>
          </table:table-cell>
          <table:table-cell office:value-type="float" office:value="368" table:style-name="ce14">
            <text:p>368</text:p>
          </table:table-cell>
          <table:table-cell office:value-type="float" office:value="282" table:style-name="ce14">
            <text:p>282</text:p>
          </table:table-cell>
          <table:table-cell office:value-type="float" office:value="5.14" table:style-name="ce15">
            <text:p>5.14</text:p>
          </table:table-cell>
          <table:table-cell office:value-type="float" office:value="10376" table:style-name="ce14">
            <text:p>10,376</text:p>
          </table:table-cell>
          <table:table-cell office:value-type="float" office:value="5985" table:style-name="ce14">
            <text:p>5,985</text:p>
          </table:table-cell>
          <table:table-cell office:value-type="float" office:value="4391" table:style-name="ce14">
            <text:p>4,391</text:p>
          </table:table-cell>
          <table:table-cell office:value-type="float" office:value="82.02" table:style-name="ce15">
            <text:p>82.02</text:p>
          </table:table-cell>
          <table:table-cell office:value-type="float" office:value="1305" table:style-name="ce14">
            <text:p>1,305</text:p>
          </table:table-cell>
          <table:table-cell office:value-type="float" office:value="692" table:style-name="ce14">
            <text:p>692</text:p>
          </table:table-cell>
          <table:table-cell office:value-type="float" office:value="613" table:style-name="ce14">
            <text:p>613</text:p>
          </table:table-cell>
          <table:table-cell office:value-type="float" office:value="10.32" table:style-name="ce13">
            <text:p>10.32</text:p>
          </table:table-cell>
          <table:table-cell table:number-columns-repeated="16352" table:style-name="ce12"/>
        </table:table-row>
        <table:table-row table:style-name="ro11">
          <table:table-cell office:value-type="string" table:style-name="ce11">
            <text:p>說明：本表各年齡結構指標項目係屬部分統計，各年齡指標欄位合計數不等於總人口數。</text:p>
          </table:table-cell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內政部戶政司 民國106年3月3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" table:style-name="ce1"/>
          <table:table-cell table:number-columns-repeated="4" table:style-name="ce3"/>
          <table:table-cell table:number-columns-repeated="23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03單一年齡-列印前2頁" table:style-name="ta2">
        <table:table-source xlink:href="file:///D:/0662/A.上網月報(含1科)/106年/10602/新表號04,05,速報3階段年齡-連結(公式)檔106.2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速報-年齡結構-新(列印版)" table:style-name="ta2">
        <table:table-source xlink:href="file:///D:/0662/A.上網月報(含1科)/106年/10602/新表號04,05,速報3階段年齡-連結(公式)檔106.2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速報-年齡結構-新(貼值-上網版)" table:style-name="ta2">
        <table:table-source xlink:href="file:///D:/0662/A.上網月報(含1科)/106年/10602/新表號04,05,速報3階段年齡-連結(公式)檔106.2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05年齡結構-列印版" table:style-name="ta2">
        <table:table-source xlink:href="file:///D:/0662/A.上網月報(含1科)/106年/10602/新表號04,05,速報3階段年齡-連結(公式)檔106.2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上月速報年齡結構" table:style-name="ta2">
        <table:table-source xlink:href="file:///D:/0662/A.上網月報(含1科)/106年/10602/新表號04,05,速報3階段年齡-連結(公式)檔106.2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本月-上月速報年齡結構(增減)" table:style-name="ta2">
        <table:table-source xlink:href="file:///D:/0662/A.上網月報(含1科)/106年/10602/新表號04,05,速報3階段年齡-連結(公式)檔106.2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人口指標0-2,6" table:style-name="ta2">
        <table:table-source xlink:href="file:///D:/0662/A.上網月報(含1科)/106年/10602/新表號04,05,速報3階段年齡-連結(公式)檔106.2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年齡結構-另給司長-不用" table:style-name="ta2">
        <table:table-source xlink:href="file:///D:/0662/A.上網月報(含1科)/106年/10602/新表號04,05,速報3階段年齡-連結(公式)檔106.2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速報-3階段年齡結構-不用" table:style-name="ta2">
        <table:table-source xlink:href="file:///D:/0662/A.上網月報(含1科)/106年/10602/新表號04,05,速報3階段年齡-連結(公式)檔106.2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3-02T09:39:53Z</meta:creation-date>
    <dc:date>2017-03-02T09:40:52Z</dc:date>
  </office:meta>
</office:document-meta>
</file>